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E0000026A4B44AB8C.png" manifest:media-type="image/png"/>
  <manifest:file-entry manifest:full-path="Pictures/10000201000000590000004769CC08A3.png" manifest:media-type="image/png"/>
  <manifest:file-entry manifest:full-path="Pictures/2000004100001359000003144EC18F1B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_20_A-subtitle">
      <style:graphic-properties draw:stroke="none" svg:stroke-width="0cm" draw:fill="solid" draw:fill-color="#1f407a" draw:textarea-vertical-align="top" draw:auto-grow-height="false" fo:min-height="11.049cm" fo:padding-top="0.3cm" fo:padding-bottom="0cm" fo:padding-left="0.4cm" fo:padding-right="0.4cm" fo:wrap-option="wrap"/>
    </style:style>
    <style:style style:name="pr2" style:family="presentation" style:parent-style-name="Titelfolie_20_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" style:family="presentation" style:parent-style-name="Titelfolie_20_A-title">
      <style:graphic-properties draw:stroke="none" svg:stroke-width="0cm" draw:fill="solid" draw:fill-color="#1f407a" draw:textarea-vertical-align="top" draw:auto-grow-height="false" fo:min-height="3.181cm" fo:padding-top="0.2cm" fo:padding-bottom="0cm" fo:padding-left="0.4cm" fo:padding-right="0.4cm" fo:wrap-option="wrap"/>
    </style:style>
    <style:style style:name="pr4" style:family="presentation" style:parent-style-name="Titelfolie_20_A-notes">
      <style:graphic-properties draw:fill-color="#ffffff" fo:min-height="13.365cm"/>
    </style:style>
    <style:style style:name="pr5" style:family="presentation" style:parent-style-name="Titelfolie_20_B-title">
      <style:graphic-properties draw:stroke="none" svg:stroke-width="0cm" draw:fill="solid" draw:fill-color="#1f407a" draw:textarea-vertical-align="top" draw:auto-grow-height="false" fo:min-height="3.181cm" fo:padding-top="0.3cm" fo:padding-bottom="0cm" fo:padding-left="0.4cm" fo:padding-right="0.4cm" fo:wrap-option="wrap"/>
    </style:style>
    <style:style style:name="pr6" style:family="presentation" style:parent-style-name="Titelfolie_20_B-subtitle">
      <style:graphic-properties draw:stroke="none" svg:stroke-width="0cm" draw:fill="solid" draw:fill-color="#1f407a" draw:textarea-vertical-align="bottom" draw:auto-grow-height="false" fo:min-height="11.049cm" fo:padding-top="0cm" fo:padding-bottom="0.3cm" fo:padding-left="0.4cm" fo:padding-right="0.4cm" fo:wrap-option="wrap"/>
    </style:style>
    <style:style style:name="pr7" style:family="presentation" style:parent-style-name="Titelfolie_20_B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8" style:family="presentation" style:parent-style-name="Titelfolie_20_B-notes">
      <style:graphic-properties draw:fill-color="#ffffff" fo:min-height="13.365cm"/>
    </style:style>
    <style:style style:name="pr9" style:family="presentation" style:parent-style-name="Titelfolie_20_C-title">
      <style:graphic-properties draw:stroke="none" svg:stroke-width="0cm" draw:fill="none" draw:textarea-vertical-align="top" draw:auto-grow-height="false" fo:min-height="3.181cm" fo:padding-top="0.3cm" fo:padding-bottom="0cm" fo:padding-left="0.4cm" fo:padding-right="0.4cm" fo:wrap-option="wrap"/>
    </style:style>
    <style:style style:name="pr10" style:family="presentation" style:parent-style-name="Titelfolie_20_C-subtitle">
      <style:graphic-properties draw:stroke="none" svg:stroke-width="0cm" draw:fill="none" draw:fill-color="#ffffff" draw:textarea-vertical-align="bottom" draw:auto-grow-height="false" fo:min-height="11.049cm" fo:padding-top="0cm" fo:padding-bottom="0.3cm" fo:padding-left="0.4cm" fo:padding-right="0.4cm" fo:wrap-option="wrap"/>
    </style:style>
    <style:style style:name="pr11" style:family="presentation" style:parent-style-name="Titelfolie_20_C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2" style:family="presentation" style:parent-style-name="Titelfolie_20_C-notes">
      <style:graphic-properties draw:fill-color="#ffffff" fo:min-height="13.365cm"/>
    </style:style>
    <style:style style:name="pr13" style:family="presentation" style:parent-style-name="Titelfolie_20_D_20__28_Hintergrundbild_29_-subtitle">
      <style:graphic-properties draw:stroke="none" svg:stroke-width="0cm" draw:fill="solid" draw:fill-color="#ffffff" draw:textarea-vertical-align="top" draw:auto-grow-height="false" fo:min-height="11.049cm" fo:padding-top="0.3cm" fo:padding-bottom="0cm" fo:padding-left="0.4cm" fo:padding-right="0.4cm" fo:wrap-option="wrap"/>
    </style:style>
    <style:style style:name="pr14" style:family="presentation" style:parent-style-name="Titelfolie_20_D_20__28_Hintergrundbild_29_-title">
      <style:graphic-properties draw:stroke="none" svg:stroke-width="0cm" draw:fill="solid" draw:fill-color="#ffffff" draw:textarea-vertical-align="top" draw:auto-grow-height="false" fo:min-height="3.181cm" fo:padding-top="0cm" fo:padding-bottom="0cm" fo:padding-left="0.4cm" fo:padding-right="0.4cm" fo:wrap-option="wrap"/>
    </style:style>
    <style:style style:name="pr15" style:family="presentation" style:parent-style-name="Titelfolie_20_D_20__28_Hintergrundbild_29_-notes">
      <style:graphic-properties draw:fill-color="#ffffff" fo:min-height="13.365cm"/>
    </style:style>
    <style:style style:name="pr16" style:family="presentation" style:parent-style-name="Inhalt_20_1-spaltig-outline1">
      <style:graphic-properties draw:stroke="none" svg:stroke-width="0cm" draw:fill="none" draw:textarea-vertical-align="top" draw:auto-grow-height="false" fo:min-height="11.049cm" fo:padding-top="0cm" fo:padding-bottom="0cm" fo:padding-left="0.39cm" fo:padding-right="0.4cm" fo:wrap-option="wrap"/>
    </style:style>
    <style:style style:name="pr17" style:family="presentation" style:parent-style-name="Inhalt_20_1-spaltig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18" style:family="presentation" style:parent-style-name="Inhalt_20_1-spaltig-title">
      <style:graphic-properties draw:stroke="none" svg:stroke-width="0cm" draw:fill="solid" draw:fill-color="#ffffff" draw:textarea-vertical-align="bottom" draw:auto-grow-height="false" fo:min-height="3.181cm" fo:padding-top="0cm" fo:padding-bottom="0cm" fo:padding-left="0.39cm" fo:padding-right="0.4cm" fo:wrap-option="wrap"/>
    </style:style>
    <style:style style:name="pr19" style:family="presentation" style:parent-style-name="Inhalt_20_1-spaltig-notes">
      <style:graphic-properties draw:fill-color="#ffffff" fo:min-height="13.365cm"/>
    </style:style>
    <style:style style:name="pr20" style:family="presentation" style:parent-style-name="Inhalt_20_2-spaltig-outline1">
      <style:graphic-properties draw:stroke="none" svg:stroke-width="0cm" draw:fill="none" draw:textarea-vertical-align="top" draw:auto-grow-height="false" fo:min-height="11.049cm" fo:padding-top="0cm" fo:padding-bottom="0cm" fo:padding-left="0.39cm" fo:padding-right="0cm" fo:wrap-option="wrap"/>
    </style:style>
    <style:style style:name="pr21" style:family="presentation" style:parent-style-name="Inhalt_20_2-spaltig-outline1">
      <style:graphic-properties draw:stroke="none" svg:stroke-width="0cm" draw:fill="none" draw:textarea-vertical-align="middle" draw:auto-grow-height="false" fo:min-height="11.049cm" fo:padding-top="0cm" fo:padding-bottom="0cm" fo:padding-left="0.39cm" fo:padding-right="0cm" fo:wrap-option="wrap"/>
    </style:style>
    <style:style style:name="pr22" style:family="presentation" style:parent-style-name="Inhalt_20_2-spaltig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3" style:family="presentation" style:parent-style-name="Inhalt_20_2-spaltig-title">
      <style:graphic-properties draw:stroke="none" svg:stroke-width="0cm" draw:fill="solid" draw:fill-color="#ffffff" draw:textarea-vertical-align="bottom" draw:auto-grow-height="false" fo:min-height="3.181cm" fo:padding-top="0cm" fo:padding-bottom="0cm" fo:padding-left="0.39cm" fo:padding-right="0.4cm" fo:wrap-option="wrap"/>
    </style:style>
    <style:style style:name="pr24" style:family="presentation" style:parent-style-name="Inhalt_20_2-spaltig-notes">
      <style:graphic-properties draw:fill-color="#ffffff" fo:min-height="13.365cm"/>
    </style:style>
    <style:style style:name="pr25" style:family="presentation" style:parent-style-name="Inhalt_20_Freifläch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6" style:family="presentation" style:parent-style-name="Inhalt_20_Freifläche-title">
      <style:graphic-properties draw:stroke="none" svg:stroke-width="0cm" draw:fill="solid" draw:fill-color="#ffffff" draw:textarea-vertical-align="bottom" draw:auto-grow-height="false" fo:min-height="3.181cm" fo:padding-top="0cm" fo:padding-bottom="0cm" fo:padding-left="0.39cm" fo:padding-right="0.4cm" fo:wrap-option="wrap"/>
    </style:style>
    <style:style style:name="pr27" style:family="presentation" style:parent-style-name="Inhalt_20_Freifläche-notes">
      <style:graphic-properties draw:fill-color="#ffffff" fo:min-height="13.365cm"/>
    </style:style>
    <style:style style:name="pr28" style:family="presentation" style:parent-style-name="Inhalt_20_Vollbild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29" style:family="presentation" style:parent-style-name="Inhalt_20_Vollbild-notes">
      <style:graphic-properties draw:fill-color="#ffffff" fo:min-height="13.365cm"/>
    </style:style>
    <style:style style:name="pr30" style:family="presentation" style:parent-style-name="Kapitelauftakt_20_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1" style:family="presentation" style:parent-style-name="Kapitelauftakt_20_A-outline1">
      <style:graphic-properties draw:stroke="none" svg:stroke-width="0cm" draw:fill="solid" draw:fill-color="#000000" draw:textarea-vertical-align="top" draw:auto-grow-height="false" fo:min-height="11.049cm" fo:padding-top="1.25cm" fo:padding-bottom="0.125cm" fo:padding-left="0.4cm" fo:padding-right="0.25cm" fo:wrap-option="wrap"/>
    </style:style>
    <style:style style:name="pr32" style:family="presentation" style:parent-style-name="Kapitelauftakt_20_A-title">
      <style:graphic-properties draw:stroke="none" svg:stroke-width="0cm" draw:fill="solid" draw:fill-color="#000000" draw:textarea-vertical-align="bottom" draw:auto-grow-height="false" fo:min-height="3.181cm" fo:padding-top="0cm" fo:padding-bottom="0cm" fo:padding-left="0.39cm" fo:padding-right="0.4cm" fo:wrap-option="wrap"/>
    </style:style>
    <style:style style:name="pr33" style:family="presentation" style:parent-style-name="Kapitelauftakt_20_A-notes">
      <style:graphic-properties draw:fill-color="#ffffff" fo:min-height="13.365cm"/>
    </style:style>
    <style:style style:name="pr34" style:family="presentation" style:parent-style-name="Kapitelauftakt_20_B-title">
      <style:graphic-properties draw:stroke="none" svg:stroke-width="0cm" draw:fill="solid" draw:fill-color="#000000" draw:textarea-vertical-align="top" draw:auto-grow-height="false" fo:min-height="3.181cm" fo:padding-top="1.25cm" fo:padding-bottom="0cm" fo:padding-left="0.4cm" fo:padding-right="0.4cm" fo:wrap-option="wrap"/>
    </style:style>
    <style:style style:name="pr35" style:family="presentation" style:parent-style-name="Kapitelauftakt_20_B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6" style:family="presentation" style:parent-style-name="Kapitelauftakt_20_B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rnhard Gahr</presentation:footer-decl>
      <presentation:date-time-decl presentation:name="dtd1" presentation:source="current-date" style:data-style-name="D3"/>
      <draw:page draw:name="page1" draw:style-name="dp1" draw:master-page-name="Titelfolie_20_A" presentation:use-footer-name="ftr1" presentation:use-date-time-name="dtd1" xml:id="id1" draw:id="id1">
        <draw:frame draw:name="Untertitel 1" presentation:style-name="pr1" draw:text-style-name="P1" draw:layer="layout" svg:width="31.454cm" svg:height="4.647cm" svg:x="1.199cm" svg:y="12.677cm" presentation:class="subtitle" presentation:user-transformed="true">
          <draw:text-box>
            <text:p/>
          </draw:text-box>
        </draw:frame>
        <draw:frame draw:name="Datumsplatzhalter 2" presentation:style-name="pr2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3" presentation:style-name="pr2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4" presentation:style-name="pr2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Titel 5" presentation:style-name="pr3" draw:text-style-name="P1" draw:layer="layout" svg:width="31.454cm" svg:height="3.199cm" svg:x="1.199cm" svg:y="9.525cm" presentation:class="title" presentation:user-transformed="true">
          <draw:text-box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folie_20_B" presentation:use-footer-name="ftr1" presentation:use-date-time-name="dtd1" xml:id="id2" draw:id="id2">
        <draw:frame draw:name="Titel 1" presentation:style-name="pr5" draw:text-style-name="P1" draw:layer="layout" svg:width="31.454cm" svg:height="2.816cm" svg:x="1.199cm" svg:y="13.398cm" presentation:class="title" presentation:user-transformed="true">
          <draw:text-box>
            <text:p/>
          </draw:text-box>
        </draw:frame>
        <draw:frame draw:name="Untertitel 2" presentation:style-name="pr6" draw:text-style-name="P1" draw:layer="layout" svg:width="31.454cm" svg:height="1.187cm" svg:x="1.199cm" svg:y="16.138cm" presentation:class="subtitle" presentation:user-transformed="true">
          <draw:text-box>
            <text:p/>
          </draw:text-box>
        </draw:frame>
        <draw:frame draw:name="Datumsplatzhalter 3" presentation:style-name="pr7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4" presentation:style-name="pr7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5" presentation:style-name="pr7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Bildplatzhalter 6" draw:style-name="gr2" draw:text-style-name="P1" draw:layer="layout" svg:width="31.454cm" svg:height="11.678cm" svg:x="1.199cm" svg:y="1.724cm" presentation:class="graphic" presentation:user-transformed="true">
          <draw:image xlink:href="Pictures/10000201000000590000004769CC08A3.png" xlink:type="simple" xlink:show="embed" xlink:actuate="onLoad">
            <text:p text:style-name="P4"><text:span text:style-name="T1">Bild durch Klicken auf Symbol hinzufügen</text:span></text:p>
          </draw:image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folie_20_C" presentation:use-footer-name="ftr1" presentation:use-date-time-name="dtd1" xml:id="id3" draw:id="id3">
        <draw:frame draw:name="Titel 1" presentation:style-name="pr9" draw:text-style-name="P1" draw:layer="layout" svg:width="31.454cm" svg:height="2.816cm" svg:x="1.199cm" svg:y="13.398cm" presentation:class="title" presentation:user-transformed="true">
          <draw:text-box>
            <text:p/>
          </draw:text-box>
        </draw:frame>
        <draw:frame draw:name="Untertitel 2" presentation:style-name="pr10" draw:text-style-name="P1" draw:layer="layout" svg:width="31.454cm" svg:height="1.187cm" svg:x="1.199cm" svg:y="16.138cm" presentation:class="subtitle" presentation:user-transformed="true">
          <draw:text-box>
            <text:p/>
          </draw:text-box>
        </draw:frame>
        <draw:frame draw:name="Datumsplatzhalter 3" presentation:style-name="pr11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4" presentation:style-name="pr11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5" presentation:style-name="pr11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Bildplatzhalter 6" draw:style-name="gr2" draw:text-style-name="P1" draw:layer="layout" svg:width="31.454cm" svg:height="11.678cm" svg:x="1.199cm" svg:y="1.724cm" presentation:class="graphic" presentation:user-transformed="true">
          <draw:image xlink:href="Pictures/10000201000000590000004769CC08A3.png" xlink:type="simple" xlink:show="embed" xlink:actuate="onLoad">
            <text:p text:style-name="P4"><text:span text:style-name="T1">Bild durch Klicken auf Symbol hinzufügen</text:span></text:p>
          </draw:image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3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folie_20_D_20__28_Hintergrundbild_29_" presentation:use-footer-name="ftr1" presentation:use-date-time-name="dtd1" xml:id="id4" draw:id="id4">
        <draw:frame draw:name="Untertitel 1" presentation:style-name="pr13" draw:text-style-name="P1" draw:layer="layout" svg:width="31.454cm" svg:height="1.293cm" svg:x="1.199cm" svg:y="1.724cm" presentation:class="subtitle" presentation:user-transformed="true">
          <draw:text-box>
            <text:p/>
          </draw:text-box>
        </draw:frame>
        <draw:frame draw:name="Titel 2" presentation:style-name="pr14" draw:text-style-name="P1" draw:layer="layout" svg:width="31.454cm" svg:height="2.668cm" svg:x="1.199cm" svg:y="2.953cm" presentation:class="title" presentation:user-transformed="true">
          <draw:text-box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4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_20_1-spaltig" presentation:use-footer-name="ftr1" presentation:use-date-time-name="dtd1" xml:id="id5" draw:id="id5">
        <draw:frame draw:name="Inhaltsplatzhalter 1" presentation:style-name="pr16" draw:text-style-name="P1" draw:layer="layout" svg:width="31.454cm" svg:height="11.694cm" svg:x="1.199cm" svg:y="5.622cm" presentation:class="outline" presentation:user-transformed="true">
          <draw:text-box>
            <text:p/>
          </draw:text-box>
        </draw:frame>
        <draw:frame draw:name="Datumsplatzhalter 2" presentation:style-name="pr17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3" presentation:style-name="pr17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4" presentation:style-name="pr17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Titel 5" presentation:style-name="pr18" draw:text-style-name="P1" draw:layer="layout" svg:width="31.454cm" svg:height="2.699cm" svg:x="1.199cm" svg:y="1.724cm" presentation:class="title" presentation:user-transformed="true">
          <draw:text-box>
            <text:p/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5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_20_2-spaltig" presentation:use-footer-name="ftr1" presentation:use-date-time-name="dtd1" xml:id="id6" draw:id="id6">
        <draw:frame draw:name="Inhaltsplatzhalter 1" presentation:style-name="pr20" draw:text-style-name="P1" draw:layer="layout" svg:width="15.193cm" svg:height="11.702cm" svg:x="1.199cm" svg:y="5.622cm" presentation:class="outline" presentation:user-transformed="true">
          <draw:text-box>
            <text:p/>
          </draw:text-box>
        </draw:frame>
        <draw:frame draw:name="Inhaltsplatzhalter 2" presentation:style-name="pr21" draw:text-style-name="P1" draw:layer="layout" svg:width="15.194cm" svg:height="11.702cm" svg:x="17.46cm" svg:y="5.622cm" presentation:class="outline" presentation:user-transformed="true">
          <draw:text-box>
            <text:p/>
          </draw:text-box>
        </draw:frame>
        <draw:frame draw:name="Datumsplatzhalter 3" presentation:style-name="pr22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4" presentation:style-name="pr22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5" presentation:style-name="pr22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Titel 6" presentation:style-name="pr23" draw:text-style-name="P1" draw:layer="layout" svg:width="31.454cm" svg:height="2.699cm" svg:x="1.199cm" svg:y="1.724cm" presentation:class="title" presentation:user-transformed="true">
          <draw:text-box>
            <text:p/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6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Inhalt_20_Freifläche" presentation:use-footer-name="ftr1" presentation:use-date-time-name="dtd1" xml:id="id7" draw:id="id7">
        <draw:frame draw:name="Datumsplatzhalter 1" presentation:style-name="pr25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2" presentation:style-name="pr25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3" presentation:style-name="pr25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Titel 4" presentation:style-name="pr26" draw:text-style-name="P1" draw:layer="layout" svg:width="31.454cm" svg:height="2.699cm" svg:x="1.199cm" svg:y="1.724cm" presentation:class="title" presentation:user-transformed="true">
          <draw:text-box>
            <text:p/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7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_20_Vollbild" presentation:use-footer-name="ftr1" presentation:use-date-time-name="dtd1" xml:id="id8" draw:id="id8">
        <draw:frame draw:name="Datumsplatzhalter 1" presentation:style-name="pr28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2" presentation:style-name="pr28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3" presentation:style-name="pr28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Bildplatzhalter 4" draw:style-name="gr2" draw:text-style-name="P1" draw:layer="layout" svg:width="31.454cm" svg:height="15.576cm" svg:x="1.199cm" svg:y="1.724cm" presentation:class="graphic" presentation:user-transformed="true">
          <draw:image xlink:href="Pictures/10000201000000590000004769CC08A3.png" xlink:type="simple" xlink:show="embed" xlink:actuate="onLoad">
            <text:p text:style-name="P4"><text:span text:style-name="T1">Bild durch Klicken auf Symbol hinzufügen</text:span></text:p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8" presentation:class="page"/>
          <draw:frame presentation:style-name="pr2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Kapitelauftakt_20_A" presentation:use-footer-name="ftr1" presentation:use-date-time-name="dtd1" xml:id="id9" draw:id="id9">
        <draw:frame draw:name="Datumsplatzhalter 1" presentation:style-name="pr30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2" presentation:style-name="pr30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3" presentation:style-name="pr30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draw:frame draw:name="Inhaltsplatzhalter 4" presentation:style-name="pr31" draw:text-style-name="P1" draw:layer="layout" svg:width="31.454cm" svg:height="12.977cm" svg:x="1.199cm" svg:y="4.348cm" presentation:class="outline" presentation:user-transformed="true">
          <draw:text-box>
            <text:p/>
          </draw:text-box>
        </draw:frame>
        <draw:frame draw:name="Titel 5" presentation:style-name="pr32" draw:text-style-name="P1" draw:layer="layout" svg:width="31.454cm" svg:height="2.699cm" svg:x="1.199cm" svg:y="1.7cm" presentation:class="title" presentation:user-transformed="true">
          <draw:text-box>
            <text:p/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9" presentation:class="page"/>
          <draw:frame presentation:style-name="pr3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Kapitelauftakt_20_B" presentation:presentation-page-layout-name="AL1T19" presentation:use-footer-name="ftr1" presentation:use-date-time-name="dtd1" xml:id="id10" draw:id="id10">
        <draw:frame draw:name="Titel 1" presentation:style-name="pr34" draw:text-style-name="P1" draw:layer="layout" svg:width="31.454cm" svg:height="15.601cm" svg:x="1.199cm" svg:y="1.7cm" presentation:class="title" presentation:user-transformed="true">
          <draw:text-box>
            <text:p/>
          </draw:text-box>
        </draw:frame>
        <draw:frame draw:name="Datumsplatzhalter 2" presentation:style-name="pr35" draw:text-style-name="P3" draw:layer="layout" svg:width="0cm" svg:height="0cm" svg:x="0cm" svg:y="0cm" presentation:class="date-time">
          <draw:text-box>
            <text:p text:style-name="P2"><text:span text:style-name="T1"><text:date style:data-style-name="D1" text:date-value="2015-02-19">2/19/15</text:date></text:span></text:p>
          </draw:text-box>
        </draw:frame>
        <draw:frame draw:name="Fußzeilenplatzhalter 3" presentation:style-name="pr35" draw:text-style-name="P3" draw:layer="layout" svg:width="0cm" svg:height="0cm" svg:x="0cm" svg:y="0cm" presentation:class="footer">
          <draw:text-box>
            <text:p text:style-name="P2"><text:span text:style-name="T1">((Vorname Nachname))</text:span></text:p>
          </draw:text-box>
        </draw:frame>
        <draw:frame draw:name="Foliennummernplatzhalter 4" presentation:style-name="pr35" draw:text-style-name="P3" draw:layer="layout" svg:width="0cm" svg:height="0cm" svg:x="0cm" svg:y="0cm" presentation:class="page-number">
          <draw:text-box>
            <text:p text:style-name="P2"><text:span text:style-name="T1"><text:page-number>&lt;number&gt;</text:page-number>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cm" svg:height="11.136cm" svg:x="0.604cm" svg:y="2.257cm" draw:page-number="10" presentation:class="page"/>
          <draw:frame presentation:style-name="pr3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A-background" style:display-name="Titelfolie A-background" style:family="presentation">
      <style:graphic-properties draw:stroke="none" draw:fill="solid" draw:fill-color="#ffffff"/>
      <style:text-properties style:letter-kerning="true"/>
    </style:style>
    <style:style style:name="Titelfolie_20_A-backgroundobjects" style:display-name="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A-notes" style:display-name="Titelfolie 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A-outline1" style:display-name="Titelfolie A-outline1" style:family="presentation">
      <style:graphic-properties draw:stroke="none" draw:fill="none" draw:auto-grow-height="false" draw:fit-to-size="shrink-to-fit">
        <text:list-style style:name="Titelfolie_20_A-outline1" style:display-name="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A-outline2" style:display-name="Titelfolie A-outline2" style:family="presentation" style:parent-style-name="Titelfolie_20_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A-outline3" style:display-name="Titelfolie A-outline3" style:family="presentation" style:parent-style-name="Titelfolie_20_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A-outline4" style:display-name="Titelfolie A-outline4" style:family="presentation" style:parent-style-name="Titelfolie_20_A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A-outline5" style:display-name="Titelfolie A-outline5" style:family="presentation" style:parent-style-name="Titelfolie_20_A-outline4">
      <style:paragraph-properties fo:margin-top="0cm" fo:margin-bottom="0.1cm"/>
      <style:text-properties fo:font-size="20pt" style:font-size-asian="20pt" style:font-size-complex="20pt"/>
    </style:style>
    <style:style style:name="Titelfolie_20_A-outline6" style:display-name="Titelfolie A-outline6" style:family="presentation" style:parent-style-name="Titelfolie_20_A-outline5">
      <style:paragraph-properties fo:margin-top="0cm" fo:margin-bottom="0.1cm"/>
      <style:text-properties fo:font-size="20pt" style:font-size-asian="20pt" style:font-size-complex="20pt"/>
    </style:style>
    <style:style style:name="Titelfolie_20_A-outline7" style:display-name="Titelfolie A-outline7" style:family="presentation" style:parent-style-name="Titelfolie_20_A-outline6">
      <style:paragraph-properties fo:margin-top="0cm" fo:margin-bottom="0.1cm"/>
      <style:text-properties fo:font-size="20pt" style:font-size-asian="20pt" style:font-size-complex="20pt"/>
    </style:style>
    <style:style style:name="Titelfolie_20_A-outline8" style:display-name="Titelfolie A-outline8" style:family="presentation" style:parent-style-name="Titelfolie_20_A-outline7">
      <style:paragraph-properties fo:margin-top="0cm" fo:margin-bottom="0.1cm"/>
      <style:text-properties fo:font-size="20pt" style:font-size-asian="20pt" style:font-size-complex="20pt"/>
    </style:style>
    <style:style style:name="Titelfolie_20_A-outline9" style:display-name="Titelfolie A-outline9" style:family="presentation" style:parent-style-name="Titelfolie_20_A-outline8">
      <style:paragraph-properties fo:margin-top="0cm" fo:margin-bottom="0.1cm"/>
      <style:text-properties fo:font-size="20pt" style:font-size-asian="20pt" style:font-size-complex="20pt"/>
    </style:style>
    <style:style style:name="Titelfolie_20_A-subtitle" style:display-name="Titelfolie A-subtitle" style:family="presentation">
      <style:graphic-properties draw:stroke="none" draw:fill="none" draw:textarea-vertical-align="middle">
        <text:list-style style:name="Titelfolie_20_A-subtitle" style:display-name="Titelfolie 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A-title" style:display-name="Titelfolie A-title" style:family="presentation">
      <style:graphic-properties draw:stroke="none" draw:fill="none" draw:textarea-vertical-align="middle">
        <text:list-style style:name="Titelfolie_20_A-title" style:display-name="Titelfolie 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B-background" style:display-name="Titelfolie B-background" style:family="presentation">
      <style:graphic-properties draw:stroke="none" draw:fill="solid" draw:fill-color="#ffffff"/>
      <style:text-properties style:letter-kerning="true"/>
    </style:style>
    <style:style style:name="Titelfolie_20_B-backgroundobjects" style:display-name="Titelfolie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B-notes" style:display-name="Titelfolie 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B-outline1" style:display-name="Titelfolie B-outline1" style:family="presentation">
      <style:graphic-properties draw:stroke="none" draw:fill="none" draw:auto-grow-height="false" draw:fit-to-size="shrink-to-fit">
        <text:list-style style:name="Titelfolie_20_B-outline1" style:display-name="Titelfolie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B-outline2" style:display-name="Titelfolie B-outline2" style:family="presentation" style:parent-style-name="Titelfolie_20_B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B-outline3" style:display-name="Titelfolie B-outline3" style:family="presentation" style:parent-style-name="Titelfolie_20_B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B-outline4" style:display-name="Titelfolie B-outline4" style:family="presentation" style:parent-style-name="Titelfolie_20_B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B-outline5" style:display-name="Titelfolie B-outline5" style:family="presentation" style:parent-style-name="Titelfolie_20_B-outline4">
      <style:paragraph-properties fo:margin-top="0cm" fo:margin-bottom="0.1cm"/>
      <style:text-properties fo:font-size="20pt" style:font-size-asian="20pt" style:font-size-complex="20pt"/>
    </style:style>
    <style:style style:name="Titelfolie_20_B-outline6" style:display-name="Titelfolie B-outline6" style:family="presentation" style:parent-style-name="Titelfolie_20_B-outline5">
      <style:paragraph-properties fo:margin-top="0cm" fo:margin-bottom="0.1cm"/>
      <style:text-properties fo:font-size="20pt" style:font-size-asian="20pt" style:font-size-complex="20pt"/>
    </style:style>
    <style:style style:name="Titelfolie_20_B-outline7" style:display-name="Titelfolie B-outline7" style:family="presentation" style:parent-style-name="Titelfolie_20_B-outline6">
      <style:paragraph-properties fo:margin-top="0cm" fo:margin-bottom="0.1cm"/>
      <style:text-properties fo:font-size="20pt" style:font-size-asian="20pt" style:font-size-complex="20pt"/>
    </style:style>
    <style:style style:name="Titelfolie_20_B-outline8" style:display-name="Titelfolie B-outline8" style:family="presentation" style:parent-style-name="Titelfolie_20_B-outline7">
      <style:paragraph-properties fo:margin-top="0cm" fo:margin-bottom="0.1cm"/>
      <style:text-properties fo:font-size="20pt" style:font-size-asian="20pt" style:font-size-complex="20pt"/>
    </style:style>
    <style:style style:name="Titelfolie_20_B-outline9" style:display-name="Titelfolie B-outline9" style:family="presentation" style:parent-style-name="Titelfolie_20_B-outline8">
      <style:paragraph-properties fo:margin-top="0cm" fo:margin-bottom="0.1cm"/>
      <style:text-properties fo:font-size="20pt" style:font-size-asian="20pt" style:font-size-complex="20pt"/>
    </style:style>
    <style:style style:name="Titelfolie_20_B-subtitle" style:display-name="Titelfolie B-subtitle" style:family="presentation">
      <style:graphic-properties draw:stroke="none" draw:fill="none" draw:textarea-vertical-align="middle">
        <text:list-style style:name="Titelfolie_20_B-subtitle" style:display-name="Titelfolie 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B-title" style:display-name="Titelfolie B-title" style:family="presentation">
      <style:graphic-properties draw:stroke="none" draw:fill="none" draw:textarea-vertical-align="middle">
        <text:list-style style:name="Titelfolie_20_B-title" style:display-name="Titelfolie 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C-background" style:display-name="Titelfolie C-background" style:family="presentation">
      <style:graphic-properties draw:stroke="none" draw:fill="solid" draw:fill-color="#ffffff"/>
      <style:text-properties style:letter-kerning="true"/>
    </style:style>
    <style:style style:name="Titelfolie_20_C-backgroundobjects" style:display-name="Titelfolie 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C-notes" style:display-name="Titelfolie 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C-outline1" style:display-name="Titelfolie C-outline1" style:family="presentation">
      <style:graphic-properties draw:stroke="none" draw:fill="none" draw:auto-grow-height="false" draw:fit-to-size="shrink-to-fit">
        <text:list-style style:name="Titelfolie_20_C-outline1" style:display-name="Titelfolie 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C-outline2" style:display-name="Titelfolie C-outline2" style:family="presentation" style:parent-style-name="Titelfolie_20_C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C-outline3" style:display-name="Titelfolie C-outline3" style:family="presentation" style:parent-style-name="Titelfolie_20_C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C-outline4" style:display-name="Titelfolie C-outline4" style:family="presentation" style:parent-style-name="Titelfolie_20_C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C-outline5" style:display-name="Titelfolie C-outline5" style:family="presentation" style:parent-style-name="Titelfolie_20_C-outline4">
      <style:paragraph-properties fo:margin-top="0cm" fo:margin-bottom="0.1cm"/>
      <style:text-properties fo:font-size="20pt" style:font-size-asian="20pt" style:font-size-complex="20pt"/>
    </style:style>
    <style:style style:name="Titelfolie_20_C-outline6" style:display-name="Titelfolie C-outline6" style:family="presentation" style:parent-style-name="Titelfolie_20_C-outline5">
      <style:paragraph-properties fo:margin-top="0cm" fo:margin-bottom="0.1cm"/>
      <style:text-properties fo:font-size="20pt" style:font-size-asian="20pt" style:font-size-complex="20pt"/>
    </style:style>
    <style:style style:name="Titelfolie_20_C-outline7" style:display-name="Titelfolie C-outline7" style:family="presentation" style:parent-style-name="Titelfolie_20_C-outline6">
      <style:paragraph-properties fo:margin-top="0cm" fo:margin-bottom="0.1cm"/>
      <style:text-properties fo:font-size="20pt" style:font-size-asian="20pt" style:font-size-complex="20pt"/>
    </style:style>
    <style:style style:name="Titelfolie_20_C-outline8" style:display-name="Titelfolie C-outline8" style:family="presentation" style:parent-style-name="Titelfolie_20_C-outline7">
      <style:paragraph-properties fo:margin-top="0cm" fo:margin-bottom="0.1cm"/>
      <style:text-properties fo:font-size="20pt" style:font-size-asian="20pt" style:font-size-complex="20pt"/>
    </style:style>
    <style:style style:name="Titelfolie_20_C-outline9" style:display-name="Titelfolie C-outline9" style:family="presentation" style:parent-style-name="Titelfolie_20_C-outline8">
      <style:paragraph-properties fo:margin-top="0cm" fo:margin-bottom="0.1cm"/>
      <style:text-properties fo:font-size="20pt" style:font-size-asian="20pt" style:font-size-complex="20pt"/>
    </style:style>
    <style:style style:name="Titelfolie_20_C-subtitle" style:display-name="Titelfolie C-subtitle" style:family="presentation">
      <style:graphic-properties draw:stroke="none" draw:fill="none" draw:textarea-vertical-align="middle">
        <text:list-style style:name="Titelfolie_20_C-subtitle" style:display-name="Titelfolie 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C-title" style:display-name="Titelfolie C-title" style:family="presentation">
      <style:graphic-properties draw:stroke="none" draw:fill="none" draw:textarea-vertical-align="middle">
        <text:list-style style:name="Titelfolie_20_C-title" style:display-name="Titelfolie 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D_20__28_Hintergrundbild_29_-background" style:display-name="Titelfolie D (Hintergrundbild)-background" style:family="presentation">
      <style:graphic-properties draw:stroke="none" draw:fill="bitmap" style:repeat="stretch"/>
      <style:text-properties style:letter-kerning="true"/>
    </style:style>
    <style:style style:name="Titelfolie_20_D_20__28_Hintergrundbild_29_-backgroundobjects" style:display-name="Titelfolie D (Hintergrundbil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D_20__28_Hintergrundbild_29_-notes" style:display-name="Titelfolie D (Hintergrundbild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D_20__28_Hintergrundbild_29_-outline1" style:display-name="Titelfolie D (Hintergrundbild)-outline1" style:family="presentation">
      <style:graphic-properties draw:stroke="none" draw:fill="none" draw:auto-grow-height="false" draw:fit-to-size="shrink-to-fit">
        <text:list-style style:name="Titelfolie_20_D_20__28_Hintergrundbild_29_-outline1" style:display-name="Titelfolie D (Hintergrundbil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D_20__28_Hintergrundbild_29_-outline2" style:display-name="Titelfolie D (Hintergrundbild)-outline2" style:family="presentation" style:parent-style-name="Titelfolie_20_D_20__28_Hintergrundbild_29_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_20_D_20__28_Hintergrundbild_29_-outline3" style:display-name="Titelfolie D (Hintergrundbild)-outline3" style:family="presentation" style:parent-style-name="Titelfolie_20_D_20__28_Hintergrundbild_29_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_20_D_20__28_Hintergrundbild_29_-outline4" style:display-name="Titelfolie D (Hintergrundbild)-outline4" style:family="presentation" style:parent-style-name="Titelfolie_20_D_20__28_Hintergrundbild_29_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_20_D_20__28_Hintergrundbild_29_-outline5" style:display-name="Titelfolie D (Hintergrundbild)-outline5" style:family="presentation" style:parent-style-name="Titelfolie_20_D_20__28_Hintergrundbild_29_-outline4">
      <style:paragraph-properties fo:margin-top="0cm" fo:margin-bottom="0.1cm"/>
      <style:text-properties fo:font-size="20pt" style:font-size-asian="20pt" style:font-size-complex="20pt"/>
    </style:style>
    <style:style style:name="Titelfolie_20_D_20__28_Hintergrundbild_29_-outline6" style:display-name="Titelfolie D (Hintergrundbild)-outline6" style:family="presentation" style:parent-style-name="Titelfolie_20_D_20__28_Hintergrundbild_29_-outline5">
      <style:paragraph-properties fo:margin-top="0cm" fo:margin-bottom="0.1cm"/>
      <style:text-properties fo:font-size="20pt" style:font-size-asian="20pt" style:font-size-complex="20pt"/>
    </style:style>
    <style:style style:name="Titelfolie_20_D_20__28_Hintergrundbild_29_-outline7" style:display-name="Titelfolie D (Hintergrundbild)-outline7" style:family="presentation" style:parent-style-name="Titelfolie_20_D_20__28_Hintergrundbild_29_-outline6">
      <style:paragraph-properties fo:margin-top="0cm" fo:margin-bottom="0.1cm"/>
      <style:text-properties fo:font-size="20pt" style:font-size-asian="20pt" style:font-size-complex="20pt"/>
    </style:style>
    <style:style style:name="Titelfolie_20_D_20__28_Hintergrundbild_29_-outline8" style:display-name="Titelfolie D (Hintergrundbild)-outline8" style:family="presentation" style:parent-style-name="Titelfolie_20_D_20__28_Hintergrundbild_29_-outline7">
      <style:paragraph-properties fo:margin-top="0cm" fo:margin-bottom="0.1cm"/>
      <style:text-properties fo:font-size="20pt" style:font-size-asian="20pt" style:font-size-complex="20pt"/>
    </style:style>
    <style:style style:name="Titelfolie_20_D_20__28_Hintergrundbild_29_-outline9" style:display-name="Titelfolie D (Hintergrundbild)-outline9" style:family="presentation" style:parent-style-name="Titelfolie_20_D_20__28_Hintergrundbild_29_-outline8">
      <style:paragraph-properties fo:margin-top="0cm" fo:margin-bottom="0.1cm"/>
      <style:text-properties fo:font-size="20pt" style:font-size-asian="20pt" style:font-size-complex="20pt"/>
    </style:style>
    <style:style style:name="Titelfolie_20_D_20__28_Hintergrundbild_29_-subtitle" style:display-name="Titelfolie D (Hintergrundbild)-subtitle" style:family="presentation">
      <style:graphic-properties draw:stroke="none" draw:fill="none" draw:textarea-vertical-align="middle">
        <text:list-style style:name="Titelfolie_20_D_20__28_Hintergrundbild_29_-subtitle" style:display-name="Titelfolie D (Hintergrundbild)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D_20__28_Hintergrundbild_29_-title" style:display-name="Titelfolie D (Hintergrundbild)-title" style:family="presentation">
      <style:graphic-properties draw:stroke="none" draw:fill="none" draw:textarea-vertical-align="middle">
        <text:list-style style:name="Titelfolie_20_D_20__28_Hintergrundbild_29_-title" style:display-name="Titelfolie D (Hintergrundbild)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1-spaltig-background" style:display-name="Inhalt 1-spaltig-background" style:family="presentation">
      <style:graphic-properties draw:stroke="none" draw:fill="solid" draw:fill-color="#ffffff"/>
      <style:text-properties style:letter-kerning="true"/>
    </style:style>
    <style:style style:name="Inhalt_20_1-spaltig-backgroundobjects" style:display-name="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1-spaltig-notes" style:display-name="Inhalt 1-spalti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1-spaltig-outline1" style:display-name="Inhalt 1-spaltig-outline1" style:family="presentation">
      <style:graphic-properties draw:stroke="none" draw:fill="none" draw:auto-grow-height="false" draw:fit-to-size="shrink-to-fit">
        <text:list-style style:name="Inhalt_20_1-spaltig-outline1" style:display-name="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1-spaltig-outline2" style:display-name="Inhalt 1-spaltig-outline2" style:family="presentation" style:parent-style-name="Inhalt_20_1-spaltig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1-spaltig-outline3" style:display-name="Inhalt 1-spaltig-outline3" style:family="presentation" style:parent-style-name="Inhalt_20_1-spaltig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1-spaltig-outline4" style:display-name="Inhalt 1-spaltig-outline4" style:family="presentation" style:parent-style-name="Inhalt_20_1-spaltig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1-spaltig-outline5" style:display-name="Inhalt 1-spaltig-outline5" style:family="presentation" style:parent-style-name="Inhalt_20_1-spaltig-outline4">
      <style:paragraph-properties fo:margin-top="0cm" fo:margin-bottom="0.1cm"/>
      <style:text-properties fo:font-size="20pt" style:font-size-asian="20pt" style:font-size-complex="20pt"/>
    </style:style>
    <style:style style:name="Inhalt_20_1-spaltig-outline6" style:display-name="Inhalt 1-spaltig-outline6" style:family="presentation" style:parent-style-name="Inhalt_20_1-spaltig-outline5">
      <style:paragraph-properties fo:margin-top="0cm" fo:margin-bottom="0.1cm"/>
      <style:text-properties fo:font-size="20pt" style:font-size-asian="20pt" style:font-size-complex="20pt"/>
    </style:style>
    <style:style style:name="Inhalt_20_1-spaltig-outline7" style:display-name="Inhalt 1-spaltig-outline7" style:family="presentation" style:parent-style-name="Inhalt_20_1-spaltig-outline6">
      <style:paragraph-properties fo:margin-top="0cm" fo:margin-bottom="0.1cm"/>
      <style:text-properties fo:font-size="20pt" style:font-size-asian="20pt" style:font-size-complex="20pt"/>
    </style:style>
    <style:style style:name="Inhalt_20_1-spaltig-outline8" style:display-name="Inhalt 1-spaltig-outline8" style:family="presentation" style:parent-style-name="Inhalt_20_1-spaltig-outline7">
      <style:paragraph-properties fo:margin-top="0cm" fo:margin-bottom="0.1cm"/>
      <style:text-properties fo:font-size="20pt" style:font-size-asian="20pt" style:font-size-complex="20pt"/>
    </style:style>
    <style:style style:name="Inhalt_20_1-spaltig-outline9" style:display-name="Inhalt 1-spaltig-outline9" style:family="presentation" style:parent-style-name="Inhalt_20_1-spaltig-outline8">
      <style:paragraph-properties fo:margin-top="0cm" fo:margin-bottom="0.1cm"/>
      <style:text-properties fo:font-size="20pt" style:font-size-asian="20pt" style:font-size-complex="20pt"/>
    </style:style>
    <style:style style:name="Inhalt_20_1-spaltig-subtitle" style:display-name="Inhalt 1-spaltig-subtitle" style:family="presentation">
      <style:graphic-properties draw:stroke="none" draw:fill="none" draw:textarea-vertical-align="middle">
        <text:list-style style:name="Inhalt_20_1-spaltig-subtitle" style:display-name="Inhalt 1-spalti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1-spaltig-title" style:display-name="Inhalt 1-spaltig-title" style:family="presentation">
      <style:graphic-properties draw:stroke="none" draw:fill="none" draw:textarea-vertical-align="middle">
        <text:list-style style:name="Inhalt_20_1-spaltig-title" style:display-name="Inhalt 1-spalti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2-spaltig-background" style:display-name="Inhalt 2-spaltig-background" style:family="presentation">
      <style:graphic-properties draw:stroke="none" draw:fill="solid" draw:fill-color="#ffffff"/>
      <style:text-properties style:letter-kerning="true"/>
    </style:style>
    <style:style style:name="Inhalt_20_2-spaltig-backgroundobjects" style:display-name="Inhalt 2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2-spaltig-notes" style:display-name="Inhalt 2-spalti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2-spaltig-outline1" style:display-name="Inhalt 2-spaltig-outline1" style:family="presentation">
      <style:graphic-properties draw:stroke="none" draw:fill="none" draw:auto-grow-height="false" draw:fit-to-size="shrink-to-fit">
        <text:list-style style:name="Inhalt_20_2-spaltig-outline1" style:display-name="Inhalt 2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2-spaltig-outline2" style:display-name="Inhalt 2-spaltig-outline2" style:family="presentation" style:parent-style-name="Inhalt_20_2-spaltig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2-spaltig-outline3" style:display-name="Inhalt 2-spaltig-outline3" style:family="presentation" style:parent-style-name="Inhalt_20_2-spaltig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2-spaltig-outline4" style:display-name="Inhalt 2-spaltig-outline4" style:family="presentation" style:parent-style-name="Inhalt_20_2-spaltig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2-spaltig-outline5" style:display-name="Inhalt 2-spaltig-outline5" style:family="presentation" style:parent-style-name="Inhalt_20_2-spaltig-outline4">
      <style:paragraph-properties fo:margin-top="0cm" fo:margin-bottom="0.1cm"/>
      <style:text-properties fo:font-size="20pt" style:font-size-asian="20pt" style:font-size-complex="20pt"/>
    </style:style>
    <style:style style:name="Inhalt_20_2-spaltig-outline6" style:display-name="Inhalt 2-spaltig-outline6" style:family="presentation" style:parent-style-name="Inhalt_20_2-spaltig-outline5">
      <style:paragraph-properties fo:margin-top="0cm" fo:margin-bottom="0.1cm"/>
      <style:text-properties fo:font-size="20pt" style:font-size-asian="20pt" style:font-size-complex="20pt"/>
    </style:style>
    <style:style style:name="Inhalt_20_2-spaltig-outline7" style:display-name="Inhalt 2-spaltig-outline7" style:family="presentation" style:parent-style-name="Inhalt_20_2-spaltig-outline6">
      <style:paragraph-properties fo:margin-top="0cm" fo:margin-bottom="0.1cm"/>
      <style:text-properties fo:font-size="20pt" style:font-size-asian="20pt" style:font-size-complex="20pt"/>
    </style:style>
    <style:style style:name="Inhalt_20_2-spaltig-outline8" style:display-name="Inhalt 2-spaltig-outline8" style:family="presentation" style:parent-style-name="Inhalt_20_2-spaltig-outline7">
      <style:paragraph-properties fo:margin-top="0cm" fo:margin-bottom="0.1cm"/>
      <style:text-properties fo:font-size="20pt" style:font-size-asian="20pt" style:font-size-complex="20pt"/>
    </style:style>
    <style:style style:name="Inhalt_20_2-spaltig-outline9" style:display-name="Inhalt 2-spaltig-outline9" style:family="presentation" style:parent-style-name="Inhalt_20_2-spaltig-outline8">
      <style:paragraph-properties fo:margin-top="0cm" fo:margin-bottom="0.1cm"/>
      <style:text-properties fo:font-size="20pt" style:font-size-asian="20pt" style:font-size-complex="20pt"/>
    </style:style>
    <style:style style:name="Inhalt_20_2-spaltig-subtitle" style:display-name="Inhalt 2-spaltig-subtitle" style:family="presentation">
      <style:graphic-properties draw:stroke="none" draw:fill="none" draw:textarea-vertical-align="middle">
        <text:list-style style:name="Inhalt_20_2-spaltig-subtitle" style:display-name="Inhalt 2-spalti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2-spaltig-title" style:display-name="Inhalt 2-spaltig-title" style:family="presentation">
      <style:graphic-properties draw:stroke="none" draw:fill="none" draw:textarea-vertical-align="middle">
        <text:list-style style:name="Inhalt_20_2-spaltig-title" style:display-name="Inhalt 2-spalti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Freifläche-background" style:display-name="Inhalt Freifläche-background" style:family="presentation">
      <style:graphic-properties draw:stroke="none" draw:fill="solid" draw:fill-color="#ffffff"/>
      <style:text-properties style:letter-kerning="true"/>
    </style:style>
    <style:style style:name="Inhalt_20_Freifläche-backgroundobjects" style:display-name="Inhalt Freiflä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Freifläche-notes" style:display-name="Inhalt Freiflä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Freifläche-outline1" style:display-name="Inhalt Freifläche-outline1" style:family="presentation">
      <style:graphic-properties draw:stroke="none" draw:fill="none" draw:auto-grow-height="false" draw:fit-to-size="shrink-to-fit">
        <text:list-style style:name="Inhalt_20_Freifläche-outline1" style:display-name="Inhalt Freiflä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Freifläche-outline2" style:display-name="Inhalt Freifläche-outline2" style:family="presentation" style:parent-style-name="Inhalt_20_Freifläche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Freifläche-outline3" style:display-name="Inhalt Freifläche-outline3" style:family="presentation" style:parent-style-name="Inhalt_20_Freifläche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Freifläche-outline4" style:display-name="Inhalt Freifläche-outline4" style:family="presentation" style:parent-style-name="Inhalt_20_Freifläche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Freifläche-outline5" style:display-name="Inhalt Freifläche-outline5" style:family="presentation" style:parent-style-name="Inhalt_20_Freifläche-outline4">
      <style:paragraph-properties fo:margin-top="0cm" fo:margin-bottom="0.1cm"/>
      <style:text-properties fo:font-size="20pt" style:font-size-asian="20pt" style:font-size-complex="20pt"/>
    </style:style>
    <style:style style:name="Inhalt_20_Freifläche-outline6" style:display-name="Inhalt Freifläche-outline6" style:family="presentation" style:parent-style-name="Inhalt_20_Freifläche-outline5">
      <style:paragraph-properties fo:margin-top="0cm" fo:margin-bottom="0.1cm"/>
      <style:text-properties fo:font-size="20pt" style:font-size-asian="20pt" style:font-size-complex="20pt"/>
    </style:style>
    <style:style style:name="Inhalt_20_Freifläche-outline7" style:display-name="Inhalt Freifläche-outline7" style:family="presentation" style:parent-style-name="Inhalt_20_Freifläche-outline6">
      <style:paragraph-properties fo:margin-top="0cm" fo:margin-bottom="0.1cm"/>
      <style:text-properties fo:font-size="20pt" style:font-size-asian="20pt" style:font-size-complex="20pt"/>
    </style:style>
    <style:style style:name="Inhalt_20_Freifläche-outline8" style:display-name="Inhalt Freifläche-outline8" style:family="presentation" style:parent-style-name="Inhalt_20_Freifläche-outline7">
      <style:paragraph-properties fo:margin-top="0cm" fo:margin-bottom="0.1cm"/>
      <style:text-properties fo:font-size="20pt" style:font-size-asian="20pt" style:font-size-complex="20pt"/>
    </style:style>
    <style:style style:name="Inhalt_20_Freifläche-outline9" style:display-name="Inhalt Freifläche-outline9" style:family="presentation" style:parent-style-name="Inhalt_20_Freifläche-outline8">
      <style:paragraph-properties fo:margin-top="0cm" fo:margin-bottom="0.1cm"/>
      <style:text-properties fo:font-size="20pt" style:font-size-asian="20pt" style:font-size-complex="20pt"/>
    </style:style>
    <style:style style:name="Inhalt_20_Freifläche-subtitle" style:display-name="Inhalt Freifläche-subtitle" style:family="presentation">
      <style:graphic-properties draw:stroke="none" draw:fill="none" draw:textarea-vertical-align="middle">
        <text:list-style style:name="Inhalt_20_Freifläche-subtitle" style:display-name="Inhalt Freifläch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Freifläche-title" style:display-name="Inhalt Freifläche-title" style:family="presentation">
      <style:graphic-properties draw:stroke="none" draw:fill="none" draw:textarea-vertical-align="middle">
        <text:list-style style:name="Inhalt_20_Freifläche-title" style:display-name="Inhalt Freifläch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Vollbild-background" style:display-name="Inhalt Vollbild-background" style:family="presentation">
      <style:graphic-properties draw:stroke="none" draw:fill="solid" draw:fill-color="#ffffff"/>
      <style:text-properties style:letter-kerning="true"/>
    </style:style>
    <style:style style:name="Inhalt_20_Vollbild-backgroundobjects" style:display-name="Inhalt Voll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Vollbild-notes" style:display-name="Inhalt Voll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Vollbild-outline1" style:display-name="Inhalt Vollbild-outline1" style:family="presentation">
      <style:graphic-properties draw:stroke="none" draw:fill="none" draw:auto-grow-height="false" draw:fit-to-size="shrink-to-fit">
        <text:list-style style:name="Inhalt_20_Vollbild-outline1" style:display-name="Inhalt Voll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Inhalt_20_Vollbild-outline2" style:display-name="Inhalt Vollbild-outline2" style:family="presentation" style:parent-style-name="Inhalt_20_Voll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Inhalt_20_Vollbild-outline3" style:display-name="Inhalt Vollbild-outline3" style:family="presentation" style:parent-style-name="Inhalt_20_Voll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Inhalt_20_Vollbild-outline4" style:display-name="Inhalt Vollbild-outline4" style:family="presentation" style:parent-style-name="Inhalt_20_Vollbild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Inhalt_20_Vollbild-outline5" style:display-name="Inhalt Vollbild-outline5" style:family="presentation" style:parent-style-name="Inhalt_20_Vollbild-outline4">
      <style:paragraph-properties fo:margin-top="0cm" fo:margin-bottom="0.1cm"/>
      <style:text-properties fo:font-size="20pt" style:font-size-asian="20pt" style:font-size-complex="20pt"/>
    </style:style>
    <style:style style:name="Inhalt_20_Vollbild-outline6" style:display-name="Inhalt Vollbild-outline6" style:family="presentation" style:parent-style-name="Inhalt_20_Vollbild-outline5">
      <style:paragraph-properties fo:margin-top="0cm" fo:margin-bottom="0.1cm"/>
      <style:text-properties fo:font-size="20pt" style:font-size-asian="20pt" style:font-size-complex="20pt"/>
    </style:style>
    <style:style style:name="Inhalt_20_Vollbild-outline7" style:display-name="Inhalt Vollbild-outline7" style:family="presentation" style:parent-style-name="Inhalt_20_Vollbild-outline6">
      <style:paragraph-properties fo:margin-top="0cm" fo:margin-bottom="0.1cm"/>
      <style:text-properties fo:font-size="20pt" style:font-size-asian="20pt" style:font-size-complex="20pt"/>
    </style:style>
    <style:style style:name="Inhalt_20_Vollbild-outline8" style:display-name="Inhalt Vollbild-outline8" style:family="presentation" style:parent-style-name="Inhalt_20_Vollbild-outline7">
      <style:paragraph-properties fo:margin-top="0cm" fo:margin-bottom="0.1cm"/>
      <style:text-properties fo:font-size="20pt" style:font-size-asian="20pt" style:font-size-complex="20pt"/>
    </style:style>
    <style:style style:name="Inhalt_20_Vollbild-outline9" style:display-name="Inhalt Vollbild-outline9" style:family="presentation" style:parent-style-name="Inhalt_20_Vollbild-outline8">
      <style:paragraph-properties fo:margin-top="0cm" fo:margin-bottom="0.1cm"/>
      <style:text-properties fo:font-size="20pt" style:font-size-asian="20pt" style:font-size-complex="20pt"/>
    </style:style>
    <style:style style:name="Inhalt_20_Vollbild-subtitle" style:display-name="Inhalt Vollbild-subtitle" style:family="presentation">
      <style:graphic-properties draw:stroke="none" draw:fill="none" draw:textarea-vertical-align="middle">
        <text:list-style style:name="Inhalt_20_Vollbild-subtitle" style:display-name="Inhalt Voll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Vollbild-title" style:display-name="Inhalt Vollbild-title" style:family="presentation">
      <style:graphic-properties draw:stroke="none" draw:fill="none" draw:textarea-vertical-align="middle">
        <text:list-style style:name="Inhalt_20_Vollbild-title" style:display-name="Inhalt Voll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Kapitelauftakt_20_A-background" style:display-name="Kapitelauftakt A-background" style:family="presentation">
      <style:graphic-properties draw:stroke="none" draw:fill="solid" draw:fill-color="#ffffff"/>
      <style:text-properties style:letter-kerning="true"/>
    </style:style>
    <style:style style:name="Kapitelauftakt_20_A-backgroundobjects" style:display-name="Kapitelauftakt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uftakt_20_A-notes" style:display-name="Kapitelauftakt 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uftakt_20_A-outline1" style:display-name="Kapitelauftakt A-outline1" style:family="presentation">
      <style:graphic-properties draw:stroke="none" draw:fill="none" draw:auto-grow-height="false" draw:fit-to-size="shrink-to-fit">
        <text:list-style style:name="Kapitelauftakt_20_A-outline1" style:display-name="Kapitelauftakt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Kapitelauftakt_20_A-outline2" style:display-name="Kapitelauftakt A-outline2" style:family="presentation" style:parent-style-name="Kapitelauftakt_20_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auftakt_20_A-outline3" style:display-name="Kapitelauftakt A-outline3" style:family="presentation" style:parent-style-name="Kapitelauftakt_20_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Kapitelauftakt_20_A-outline4" style:display-name="Kapitelauftakt A-outline4" style:family="presentation" style:parent-style-name="Kapitelauftakt_20_A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Kapitelauftakt_20_A-outline5" style:display-name="Kapitelauftakt A-outline5" style:family="presentation" style:parent-style-name="Kapitelauftakt_20_A-outline4">
      <style:paragraph-properties fo:margin-top="0cm" fo:margin-bottom="0.1cm"/>
      <style:text-properties fo:font-size="20pt" style:font-size-asian="20pt" style:font-size-complex="20pt"/>
    </style:style>
    <style:style style:name="Kapitelauftakt_20_A-outline6" style:display-name="Kapitelauftakt A-outline6" style:family="presentation" style:parent-style-name="Kapitelauftakt_20_A-outline5">
      <style:paragraph-properties fo:margin-top="0cm" fo:margin-bottom="0.1cm"/>
      <style:text-properties fo:font-size="20pt" style:font-size-asian="20pt" style:font-size-complex="20pt"/>
    </style:style>
    <style:style style:name="Kapitelauftakt_20_A-outline7" style:display-name="Kapitelauftakt A-outline7" style:family="presentation" style:parent-style-name="Kapitelauftakt_20_A-outline6">
      <style:paragraph-properties fo:margin-top="0cm" fo:margin-bottom="0.1cm"/>
      <style:text-properties fo:font-size="20pt" style:font-size-asian="20pt" style:font-size-complex="20pt"/>
    </style:style>
    <style:style style:name="Kapitelauftakt_20_A-outline8" style:display-name="Kapitelauftakt A-outline8" style:family="presentation" style:parent-style-name="Kapitelauftakt_20_A-outline7">
      <style:paragraph-properties fo:margin-top="0cm" fo:margin-bottom="0.1cm"/>
      <style:text-properties fo:font-size="20pt" style:font-size-asian="20pt" style:font-size-complex="20pt"/>
    </style:style>
    <style:style style:name="Kapitelauftakt_20_A-outline9" style:display-name="Kapitelauftakt A-outline9" style:family="presentation" style:parent-style-name="Kapitelauftakt_20_A-outline8">
      <style:paragraph-properties fo:margin-top="0cm" fo:margin-bottom="0.1cm"/>
      <style:text-properties fo:font-size="20pt" style:font-size-asian="20pt" style:font-size-complex="20pt"/>
    </style:style>
    <style:style style:name="Kapitelauftakt_20_A-subtitle" style:display-name="Kapitelauftakt A-subtitle" style:family="presentation">
      <style:graphic-properties draw:stroke="none" draw:fill="none" draw:textarea-vertical-align="middle">
        <text:list-style style:name="Kapitelauftakt_20_A-subtitle" style:display-name="Kapitelauftakt 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uftakt_20_A-title" style:display-name="Kapitelauftakt A-title" style:family="presentation">
      <style:graphic-properties draw:stroke="none" draw:fill="none" draw:textarea-vertical-align="middle">
        <text:list-style style:name="Kapitelauftakt_20_A-title" style:display-name="Kapitelauftakt 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Kapitelauftakt_20_B-background" style:display-name="Kapitelauftakt B-background" style:family="presentation">
      <style:graphic-properties draw:stroke="none" draw:fill="solid" draw:fill-color="#ffffff"/>
      <style:text-properties style:letter-kerning="true"/>
    </style:style>
    <style:style style:name="Kapitelauftakt_20_B-backgroundobjects" style:display-name="Kapitelauftakt 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uftakt_20_B-notes" style:display-name="Kapitelauftakt 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uftakt_20_B-outline1" style:display-name="Kapitelauftakt B-outline1" style:family="presentation">
      <style:graphic-properties draw:stroke="none" draw:fill="none" draw:auto-grow-height="false" draw:fit-to-size="shrink-to-fit">
        <text:list-style style:name="Kapitelauftakt_20_B-outline1" style:display-name="Kapitelauftakt 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Kapitelauftakt_20_B-outline2" style:display-name="Kapitelauftakt B-outline2" style:family="presentation" style:parent-style-name="Kapitelauftakt_20_B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Kapitelauftakt_20_B-outline3" style:display-name="Kapitelauftakt B-outline3" style:family="presentation" style:parent-style-name="Kapitelauftakt_20_B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Kapitelauftakt_20_B-outline4" style:display-name="Kapitelauftakt B-outline4" style:family="presentation" style:parent-style-name="Kapitelauftakt_20_B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Kapitelauftakt_20_B-outline5" style:display-name="Kapitelauftakt B-outline5" style:family="presentation" style:parent-style-name="Kapitelauftakt_20_B-outline4">
      <style:paragraph-properties fo:margin-top="0cm" fo:margin-bottom="0.1cm"/>
      <style:text-properties fo:font-size="20pt" style:font-size-asian="20pt" style:font-size-complex="20pt"/>
    </style:style>
    <style:style style:name="Kapitelauftakt_20_B-outline6" style:display-name="Kapitelauftakt B-outline6" style:family="presentation" style:parent-style-name="Kapitelauftakt_20_B-outline5">
      <style:paragraph-properties fo:margin-top="0cm" fo:margin-bottom="0.1cm"/>
      <style:text-properties fo:font-size="20pt" style:font-size-asian="20pt" style:font-size-complex="20pt"/>
    </style:style>
    <style:style style:name="Kapitelauftakt_20_B-outline7" style:display-name="Kapitelauftakt B-outline7" style:family="presentation" style:parent-style-name="Kapitelauftakt_20_B-outline6">
      <style:paragraph-properties fo:margin-top="0cm" fo:margin-bottom="0.1cm"/>
      <style:text-properties fo:font-size="20pt" style:font-size-asian="20pt" style:font-size-complex="20pt"/>
    </style:style>
    <style:style style:name="Kapitelauftakt_20_B-outline8" style:display-name="Kapitelauftakt B-outline8" style:family="presentation" style:parent-style-name="Kapitelauftakt_20_B-outline7">
      <style:paragraph-properties fo:margin-top="0cm" fo:margin-bottom="0.1cm"/>
      <style:text-properties fo:font-size="20pt" style:font-size-asian="20pt" style:font-size-complex="20pt"/>
    </style:style>
    <style:style style:name="Kapitelauftakt_20_B-outline9" style:display-name="Kapitelauftakt B-outline9" style:family="presentation" style:parent-style-name="Kapitelauftakt_20_B-outline8">
      <style:paragraph-properties fo:margin-top="0cm" fo:margin-bottom="0.1cm"/>
      <style:text-properties fo:font-size="20pt" style:font-size-asian="20pt" style:font-size-complex="20pt"/>
    </style:style>
    <style:style style:name="Kapitelauftakt_20_B-subtitle" style:display-name="Kapitelauftakt B-subtitle" style:family="presentation">
      <style:graphic-properties draw:stroke="none" draw:fill="none" draw:textarea-vertical-align="middle">
        <text:list-style style:name="Kapitelauftakt_20_B-subtitle" style:display-name="Kapitelauftakt 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uftakt_20_B-title" style:display-name="Kapitelauftakt B-title" style:family="presentation">
      <style:graphic-properties draw:stroke="none" draw:fill="none" draw:textarea-vertical-align="middle">
        <text:list-style style:name="Kapitelauftakt_20_B-title" style:display-name="Kapitelauftakt 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3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1f407a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1cm" fo:padding-right="0.1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97cm, 0cm, 5.114cm, 0cm)" draw:image-opacity="100%" style:mirror="none"/>
    </style:style>
    <style:style style:name="Mpr1" style:family="presentation" style:parent-style-name="Titelfolie_20_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A-title">
      <style:graphic-properties draw:stroke="none" svg:stroke-width="0cm" draw:fill="solid" draw:fill-color="#1f407a" draw:textarea-vertical-align="top" draw:auto-grow-height="false" fo:min-height="3.181cm" fo:padding-top="0.2cm" fo:padding-bottom="0cm" fo:padding-left="0.4cm" fo:padding-right="0.4cm" fo:wrap-option="wrap"/>
    </style:style>
    <style:style style:name="Mpr3" style:family="presentation" style:parent-style-name="Titelfolie_20_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folie_20_B-title">
      <style:graphic-properties draw:stroke="none" svg:stroke-width="0cm" draw:fill="solid" draw:fill-color="#1f407a" draw:textarea-vertical-align="top" draw:auto-grow-height="false" fo:min-height="3.181cm" fo:padding-top="0.3cm" fo:padding-bottom="0cm" fo:padding-left="0.4cm" fo:padding-right="0.4cm" fo:wrap-option="wrap"/>
    </style:style>
    <style:style style:name="Mpr6" style:family="presentation" style:parent-style-name="Titelfolie_20_B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elfolie_20_B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elfolie_20_B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folie_20_B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20_C-title">
      <style:graphic-properties draw:stroke="none" svg:stroke-width="0cm" draw:fill="none" draw:textarea-vertical-align="top" draw:auto-grow-height="false" fo:min-height="3.181cm" fo:padding-top="0.3cm" fo:padding-bottom="0cm" fo:padding-left="0.4cm" fo:padding-right="0.4cm" fo:wrap-option="wrap"/>
    </style:style>
    <style:style style:name="Mpr11" style:family="presentation" style:parent-style-name="Titelfolie_20_C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elfolie_20_C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Titelfolie_20_C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elfolie_20_C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elfolie_20_D_20__28_Hintergrundbild_29_-title">
      <style:graphic-properties draw:stroke="none" svg:stroke-width="0cm" draw:fill="solid" draw:fill-color="#ffffff" draw:textarea-vertical-align="top" draw:auto-grow-height="false" fo:min-height="3.181cm" fo:padding-top="0cm" fo:padding-bottom="0cm" fo:padding-left="0.4cm" fo:padding-right="0.4cm" fo:wrap-option="wrap"/>
    </style:style>
    <style:style style:name="Mpr16" style:family="presentation" style:parent-style-name="Titelfolie_20_D_20__28_Hintergrundbild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elfolie_20_D_20__28_Hintergrundbild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Inhalt_20_1-spaltig-outline1">
      <style:graphic-properties draw:stroke="none" svg:stroke-width="0cm" draw:fill="none" draw:textarea-vertical-align="top" draw:auto-grow-height="false" fo:min-height="11.049cm" fo:padding-top="0cm" fo:padding-bottom="0cm" fo:padding-left="0.39cm" fo:padding-right="0.4cm" fo:wrap-option="wrap"/>
    </style:style>
    <style:style style:name="Mpr19" style:family="presentation" style:parent-style-name="Inhalt_20_1-spaltig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0" style:family="presentation" style:parent-style-name="Inhalt_20_1-spaltig-title">
      <style:graphic-properties draw:stroke="none" svg:stroke-width="0cm" draw:fill="solid" draw:fill-color="#ffffff" draw:textarea-vertical-align="bottom" draw:auto-grow-height="false" fo:min-height="3.181cm" fo:padding-top="0cm" fo:padding-bottom="0cm" fo:padding-left="0.39cm" fo:padding-right="0.4cm" fo:wrap-option="wrap"/>
    </style:style>
    <style:style style:name="Mpr21" style:family="presentation" style:parent-style-name="Inhalt_20_1-spaltig-backgroundobjects">
      <style:graphic-properties draw:stroke="none" draw:fill="none" draw:fill-color="#ffffff" draw:auto-grow-height="false" fo:min-height="1.485cm"/>
    </style:style>
    <style:style style:name="Mpr22" style:family="presentation" style:parent-style-name="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Inhalt_20_2-spaltig-outline1">
      <style:graphic-properties draw:stroke="none" svg:stroke-width="0cm" draw:fill="none" draw:textarea-vertical-align="top" draw:auto-grow-height="false" fo:min-height="11.049cm" fo:padding-top="0cm" fo:padding-bottom="0cm" fo:padding-left="0.39cm" fo:padding-right="0cm" fo:wrap-option="wrap"/>
    </style:style>
    <style:style style:name="Mpr24" style:family="presentation" style:parent-style-name="Inhalt_20_2-spaltig-outline1">
      <style:graphic-properties draw:stroke="none" svg:stroke-width="0cm" draw:fill="none" draw:textarea-vertical-align="middle" draw:auto-grow-height="false" fo:min-height="11.049cm" fo:padding-top="0cm" fo:padding-bottom="0cm" fo:padding-left="0.39cm" fo:padding-right="0cm" fo:wrap-option="wrap"/>
    </style:style>
    <style:style style:name="Mpr25" style:family="presentation" style:parent-style-name="Inhalt_20_2-spaltig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6" style:family="presentation" style:parent-style-name="Inhalt_20_2-spaltig-title">
      <style:graphic-properties draw:stroke="none" svg:stroke-width="0cm" draw:fill="solid" draw:fill-color="#ffffff" draw:textarea-vertical-align="bottom" draw:auto-grow-height="false" fo:min-height="3.181cm" fo:padding-top="0cm" fo:padding-bottom="0cm" fo:padding-left="0.39cm" fo:padding-right="0.4cm" fo:wrap-option="wrap"/>
    </style:style>
    <style:style style:name="Mpr27" style:family="presentation" style:parent-style-name="Inhalt_20_2-spaltig-backgroundobjects">
      <style:graphic-properties draw:stroke="none" draw:fill="none" draw:fill-color="#ffffff" draw:auto-grow-height="false" fo:min-height="1.485cm"/>
    </style:style>
    <style:style style:name="Mpr28" style:family="presentation" style:parent-style-name="Inhalt_20_2-spaltig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Inhalt_20_Freifläch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0" style:family="presentation" style:parent-style-name="Inhalt_20_Freifläche-title">
      <style:graphic-properties draw:stroke="none" svg:stroke-width="0cm" draw:fill="solid" draw:fill-color="#ffffff" draw:textarea-vertical-align="bottom" draw:auto-grow-height="false" fo:min-height="3.181cm" fo:padding-top="0cm" fo:padding-bottom="0cm" fo:padding-left="0.39cm" fo:padding-right="0.4cm" fo:wrap-option="wrap"/>
    </style:style>
    <style:style style:name="Mpr31" style:family="presentation" style:parent-style-name="Inhalt_20_Freifläch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Inhalt_20_Freifläche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Inhalt_20_Vollbild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4" style:family="presentation" style:parent-style-name="Inhalt_20_Vollbild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35" style:family="presentation" style:parent-style-name="Inhalt_20_Vollbild-backgroundobjects">
      <style:graphic-properties draw:stroke="none" draw:fill="none" draw:fill-color="#ffffff" draw:auto-grow-height="false" fo:min-height="1.485cm"/>
    </style:style>
    <style:style style:name="Mpr36" style:family="presentation" style:parent-style-name="Inhalt_20_Vollbild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Kapitelauftakt_20_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8" style:family="presentation" style:parent-style-name="Kapitelauftakt_20_A-outline1">
      <style:graphic-properties draw:stroke="none" svg:stroke-width="0cm" draw:fill="solid" draw:fill-color="#000000" draw:textarea-vertical-align="top" draw:auto-grow-height="false" fo:min-height="11.049cm" fo:padding-top="1.25cm" fo:padding-bottom="0.125cm" fo:padding-left="0.4cm" fo:padding-right="0.25cm" fo:wrap-option="wrap"/>
    </style:style>
    <style:style style:name="Mpr39" style:family="presentation" style:parent-style-name="Kapitelauftakt_20_A-title">
      <style:graphic-properties draw:stroke="none" svg:stroke-width="0cm" draw:fill="solid" draw:fill-color="#000000" draw:textarea-vertical-align="bottom" draw:auto-grow-height="false" fo:min-height="3.181cm" fo:padding-top="0cm" fo:padding-bottom="0cm" fo:padding-left="0.39cm" fo:padding-right="0.4cm" fo:wrap-option="wrap"/>
    </style:style>
    <style:style style:name="Mpr40" style:family="presentation" style:parent-style-name="Kapitelauftakt_20_A-backgroundobjects">
      <style:graphic-properties draw:stroke="none" draw:fill="none" draw:fill-color="#ffffff" draw:auto-grow-height="false" fo:min-height="1.485cm"/>
    </style:style>
    <style:style style:name="Mpr41" style:family="presentation" style:parent-style-name="Kapitelauftakt_20_A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Kapitelauftakt_20_B-title">
      <style:graphic-properties draw:stroke="none" svg:stroke-width="0cm" draw:fill="solid" draw:fill-color="#000000" draw:textarea-vertical-align="top" draw:auto-grow-height="false" fo:min-height="3.181cm" fo:padding-top="1.25cm" fo:padding-bottom="0cm" fo:padding-left="0.4cm" fo:padding-right="0.4cm" fo:wrap-option="wrap"/>
    </style:style>
    <style:style style:name="Mpr43" style:family="presentation" style:parent-style-name="Kapitelauftakt_20_B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44" style:family="presentation" style:parent-style-name="Kapitelauftakt_20_B-backgroundobjects">
      <style:graphic-properties draw:stroke="none" draw:fill="none" draw:fill-color="#ffffff" draw:auto-grow-height="false" fo:min-height="1.485cm"/>
    </style:style>
    <style:style style:name="Mpr45" style:family="presentation" style:parent-style-name="Kapitelauftakt_20_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5" style:family="text">
      <style:text-properties fo:color="#000000" style:text-line-through-style="none" fo:font-family="Wingdings" style:font-pitch="variable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color="#ffffff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color="#000000" style:text-line-through-style="none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8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1f407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1f407a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1f407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1f407a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1f407a" fo:font-size="100%"/>
      </text:list-level-style-bullet>
      <text:list-level-style-bullet text:level="3" text:bullet-char="">
        <style:list-level-properties text:space-before="1.743cm" text:min-label-width="0.74cm"/>
        <style:text-properties fo:font-family="Wingdings" style:font-pitch="variable" style:font-charset="x-symbol" fo:color="#1f407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1f407a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1f407a" fo:font-size="100%"/>
      </text:list-level-style-bullet>
      <text:list-level-style-bullet text:level="3" text:bullet-char="">
        <style:list-level-properties text:space-before="1.743cm" text:min-label-width="0.74cm"/>
        <style:text-properties fo:font-family="Wingdings" style:font-pitch="variable" style:font-charset="x-symbol" fo:color="#1f407a" fo:font-size="100%"/>
      </text:list-level-style-bullet>
      <text:list-level-style-bullet text:level="4" text:bullet-char="">
        <style:list-level-properties text:space-before="2.501cm" text:min-label-width="0.493cm"/>
        <style:text-properties fo:font-family="Wingdings" style:font-pitch="variable" style:font-charset="x-symbol" fo:color="#1f407a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space-before="0.001cm" text:min-label-width="1.004cm"/>
        <style:text-properties fo:font-family="Wingdings" style:font-pitch="variable" style:font-charset="x-symbol" fo:color="#1f407a" fo:font-size="100%"/>
      </text:list-level-style-bullet>
      <text:list-level-style-bullet text:level="2" text:bullet-char="">
        <style:list-level-properties text:space-before="1.007cm" text:min-label-width="0.735cm"/>
        <style:text-properties fo:font-family="Wingdings" style:font-pitch="variable" style:font-charset="x-symbol" fo:color="#1f407a" fo:font-size="100%"/>
      </text:list-level-style-bullet>
      <text:list-level-style-bullet text:level="3" text:bullet-char="">
        <style:list-level-properties text:space-before="1.743cm" text:min-label-width="0.74cm"/>
        <style:text-properties fo:font-family="Wingdings" style:font-pitch="variable" style:font-charset="x-symbol" fo:color="#1f407a" fo:font-size="100%"/>
      </text:list-level-style-bullet>
      <text:list-level-style-bullet text:level="4" text:bullet-char="">
        <style:list-level-properties text:space-before="2.501cm" text:min-label-width="0.493cm"/>
        <style:text-properties fo:font-family="Wingdings" style:font-pitch="variable" style:font-charset="x-symbol" fo:color="#1f407a" fo:font-size="100%"/>
      </text:list-level-style-bullet>
      <text:list-level-style-bullet text:level="5" text:bullet-char="">
        <style:list-level-properties text:space-before="2.995cm" text:min-label-width="0.511cm"/>
        <style:text-properties fo:font-family="Wingdings" style:font-pitch="variable" style:font-charset="x-symbol" fo:color="#1f407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1f40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elfolie_20_A" style:display-name="Titelfolie A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7" draw:text-style-name="MP4" draw:layer="backgroundobjects" svg:width="31.454cm" svg:height="7.8cm" svg:x="1.199cm" svg:y="1.724cm">
        <draw:image xlink:href="Pictures/100000000000046E0000026A4B44AB8C.png" xlink:type="simple" xlink:show="embed" xlink:actuate="onLoad">
          <text:p/>
        </draw:image>
      </draw:frame>
      <draw:frame draw:name="Datumsplatzhalter 3" presentation:style-name="Mpr1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4" presentation:style-name="Mpr1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5" presentation:style-name="Mpr1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Titel 1" presentation:style-name="Mpr2" draw:text-style-name="MP3" draw:layer="backgroundobjects" svg:width="31.454cm" svg:height="3.199cm" svg:x="1.199cm" svg:y="9.525cm" presentation:class="title" presentation:user-transformed="true">
        <draw:text-box>
          <text:p text:style-name="MP8"><text:span text:style-name="MT3">Click to edit the title text formatTitelmasterformat durch Klicken bearbeiten</text:span></text:p>
        </draw:text-box>
      </draw:frame>
      <draw:frame presentation:style-name="Titelfolie_20_A-outline1" draw:layer="backgroundobjects" svg:width="29.789cm" svg:height="11.048cm" svg:x="1.692cm" svg:y="4.457cm" presentation:class="outline" presentation:placeholder="true">
        <draw:text-box/>
      </draw:frame>
      <presentation:notes style:page-layout-name="PM0">
        <draw:page-thumbnail presentation:style-name="Titelfolie_20_A-title" draw:layer="backgroundobjects" svg:width="14.848cm" svg:height="11.136cm" svg:x="3.075cm" svg:y="2.257cm" presentation:class="page"/>
        <draw:frame presentation:style-name="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folie_20_B" style:display-name="Titelfolie B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31.454cm" svg:height="2.816cm" svg:x="1.199cm" svg:y="13.398cm" presentation:class="title" presentation:user-transformed="true">
        <draw:text-box>
          <text:p text:style-name="MP8"><text:span text:style-name="MT6">Click to edit the title text formatTitelmasterformat durch Klicken bearbeiten</text:span></text:p>
        </draw:text-box>
      </draw:frame>
      <draw:frame draw:name="Datumsplatzhalter 3" presentation:style-name="Mpr6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4" presentation:style-name="Mpr6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5" presentation:style-name="Mpr6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Bildplatzhalter 9" presentation:style-name="Mpr7" draw:text-style-name="MP3" draw:layer="backgroundobjects" svg:width="31.454cm" svg:height="11.678cm" svg:x="1.199cm" svg:y="1.724cm" presentation:class="outline" presentation:user-transformed="true">
        <draw:text-box>
          <text:list text:style-name="ML6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Bild durch Klicken auf Symbol hinzufügen</text:span></text:p>
        </draw:text-box>
      </draw:frame>
      <presentation:notes style:page-layout-name="PM0">
        <draw:page-thumbnail presentation:style-name="Titelfolie_20_B-title" draw:layer="backgroundobjects" svg:width="19.79cm" svg:height="11.136cm" svg:x="0.604cm" svg:y="2.257cm" presentation:class="page"/>
        <draw:frame presentation:style-name="Titelfolie_20_B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folie_20_C" style:display-name="Titelfolie C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3" draw:layer="backgroundobjects" svg:width="31.454cm" svg:height="2.816cm" svg:x="1.199cm" svg:y="13.398cm" presentation:class="title" presentation:user-transformed="true">
        <draw:text-box>
          <text:p text:style-name="MP8"><text:span text:style-name="MT7">Click to edit the title text formatTitelmasterformat durch Klicken bearbeiten</text:span></text:p>
        </draw:text-box>
      </draw:frame>
      <draw:frame draw:name="Datumsplatzhalter 3" presentation:style-name="Mpr11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4" presentation:style-name="Mpr11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5" presentation:style-name="Mpr11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Bildplatzhalter 9" presentation:style-name="Mpr12" draw:text-style-name="MP3" draw:layer="backgroundobjects" svg:width="31.454cm" svg:height="11.678cm" svg:x="1.199cm" svg:y="1.724cm" presentation:class="outline" presentation:user-transformed="true">
        <draw:text-box>
          <text:list text:style-name="ML6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Bild durch Klicken auf Symbol hinzufügen</text:span></text:p>
        </draw:text-box>
      </draw:frame>
      <presentation:notes style:page-layout-name="PM0">
        <draw:page-thumbnail presentation:style-name="Titelfolie_20_C-title" draw:layer="backgroundobjects" svg:width="19.79cm" svg:height="11.136cm" svg:x="0.604cm" svg:y="2.257cm" presentation:class="page"/>
        <draw:frame presentation:style-name="Titelfolie_20_C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folie_20_D_20__28_Hintergrundbild_29_" style:display-name="Titelfolie D (Hintergrundbild)" style:page-layout-name="PM1" draw:style-name="Mdp2">
      <draw:g draw:name="Gruppieren 10" drawooo:display="printer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drawooo:display="printer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drawooo:display="printer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drawooo:display="printer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5">
        <draw:custom-shape draw:name="Rechteck 6" draw:style-name="Mgr3" draw:text-style-name="MP3" draw:layer="layout" svg:width="32.795cm" svg:height="1.3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Mgr3" draw:text-style-name="MP3" draw:layer="layout" svg:width="0.669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Mgr3" draw:text-style-name="MP3" draw:layer="layout" svg:width="0.669cm" svg:height="0.464cm" svg:x="32.654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9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frame draw:name="Titel 1" presentation:style-name="Mpr15" draw:text-style-name="MP3" draw:layer="backgroundobjects" svg:width="31.454cm" svg:height="2.668cm" svg:x="1.199cm" svg:y="2.953cm" presentation:class="title" presentation:user-transformed="true">
        <draw:text-box>
          <text:p text:style-name="MP8"><text:span text:style-name="MT7">Click to edit the title text formatTitelmasterformat durch Klicken bearbeiten</text:span></text:p>
        </draw:text-box>
      </draw:frame>
      <draw:frame presentation:style-name="Titelfolie_20_D_20__28_Hintergrundbild_29_-outline1" draw:layer="backgroundobjects" svg:width="29.789cm" svg:height="11.048cm" svg:x="1.692cm" svg:y="4.457cm" presentation:class="outline" presentation:placeholder="true">
        <draw:text-box/>
      </draw:frame>
      <presentation:notes style:page-layout-name="PM0">
        <draw:page-thumbnail presentation:style-name="Titelfolie_20_D_20__28_Hintergrundbild_29_-title" draw:layer="backgroundobjects" svg:width="19.79cm" svg:height="11.136cm" svg:x="0.604cm" svg:y="2.257cm" presentation:class="page"/>
        <draw:frame presentation:style-name="Titelfolie_20_D_20__28_Hintergrundbild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halt_20_1-spaltig" style:display-name="Inhalt 1-spaltig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8" draw:text-style-name="MP3" draw:layer="backgroundobjects" svg:width="31.454cm" svg:height="11.694cm" svg:x="1.199cm" svg:y="5.622cm" presentation:class="outline" presentation:user-transformed="true">
        <draw:text-box>
          <text:list text:style-name="ML6">
            <text:list-item>
              <text:p text:style-name="MP4"><text:span text:style-name="MT8">Click to edit the outline text format</text:span></text:p>
              <text:list>
                <text:list-item>
                  <text:p text:style-name="MP4"><text:span text:style-name="MT8">Second Outline Level</text:span></text:p>
                  <text:list>
                    <text:list-item>
                      <text:p text:style-name="MP4"><text:span text:style-name="MT8">Third Outline Level</text:span></text:p>
                      <text:list>
                        <text:list-item>
                          <text:p text:style-name="MP4"><text:span text:style-name="MT8">Fourth Outline Level</text:span></text:p>
                          <text:list>
                            <text:list-item>
                              <text:p text:style-name="MP4"><text:span text:style-name="MT8">Fifth Outline Level</text:span></text:p>
                              <text:list>
                                <text:list-item>
                                  <text:p text:style-name="MP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1"><text:span text:style-name="MT8">Seventh Outline LevelTextmasterformat bearbeiten</text:span></text:p>
            </text:list-item>
          </text:list>
          <text:list text:style-name="ML9">
            <text:list-item>
              <text:list>
                <text:list-item>
                  <text:p text:style-name="MP12"><text:span text:style-name="MT9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p text:style-name="MP13"><text:span text:style-name="MT2">Drit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0">Vier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ünf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9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4" presentation:style-name="Mpr19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5" presentation:style-name="Mpr19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Titel 6" presentation:style-name="Mpr20" draw:text-style-name="MP3" draw:layer="backgroundobjects" svg:width="31.454cm" svg:height="2.699cm" svg:x="1.199cm" svg:y="1.724cm" presentation:class="title" presentation:user-transformed="true">
        <draw:text-box>
          <text:p text:style-name="MP8"><text:span text:style-name="MT7">Click to edit the title text formatTitelmasterformat durch Klicken bearbeiten</text:span></text:p>
        </draw:text-box>
      </draw:frame>
      <presentation:notes style:page-layout-name="PM0">
        <draw:page-thumbnail presentation:style-name="Inhalt_20_1-spaltig-title" draw:layer="backgroundobjects" svg:width="19.79cm" svg:height="11.136cm" svg:x="0.604cm" svg:y="2.257cm" presentation:class="page"/>
        <draw:frame presentation:style-name="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halt_20_2-spaltig" style:display-name="Inhalt 2-spaltig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3" draw:text-style-name="MP3" draw:layer="backgroundobjects" svg:width="15.193cm" svg:height="11.702cm" svg:x="1.199cm" svg:y="5.622cm" presentation:class="outline" presentation:user-transformed="true">
        <draw:text-box>
          <text:list text:style-name="ML6">
            <text:list-item>
              <text:p text:style-name="MP4"><text:span text:style-name="MT9">Click to edit the outline text format</text:span></text:p>
              <text:list>
                <text:list-item>
                  <text:p text:style-name="MP4"><text:span text:style-name="MT9">Second Outline Level</text:span></text:p>
                  <text:list>
                    <text:list-item>
                      <text:p text:style-name="MP4"><text:span text:style-name="MT9">Third Outline Level</text:span></text:p>
                      <text:list>
                        <text:list-item>
                          <text:p text:style-name="MP4"><text:span text:style-name="MT9">Fourth Outline Level</text:span></text:p>
                          <text:list>
                            <text:list-item>
                              <text:p text:style-name="MP4"><text:span text:style-name="MT9">Fifth Outline Level</text:span></text:p>
                              <text:list>
                                <text:list-item>
                                  <text:p text:style-name="MP4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1"><text:span text:style-name="MT9">Seventh Outline LevelTextmasterformate durch Klicken bearbeiten</text:span></text:p>
            </text:list-item>
          </text:list>
          <text:list text:style-name="ML9">
            <text:list-item>
              <text:list>
                <text:list-item>
                  <text:p text:style-name="MP12"><text:span text:style-name="MT2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p text:style-name="MP13"><text:span text:style-name="MT10">Drit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1">Vier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4" draw:text-style-name="MP3" draw:layer="backgroundobjects" svg:width="15.194cm" svg:height="11.702cm" svg:x="17.46cm" svg:y="5.622cm" presentation:class="outline" presentation:user-transformed="true">
        <draw:text-box>
          <text:list text:style-name="ML6">
            <text:list-item>
              <text:p text:style-name="MP4"><text:span text:style-name="MT9">Click to edit the outline text format</text:span></text:p>
              <text:list>
                <text:list-item>
                  <text:p text:style-name="MP4"><text:span text:style-name="MT9">Second Outline Level</text:span></text:p>
                  <text:list>
                    <text:list-item>
                      <text:p text:style-name="MP4"><text:span text:style-name="MT9">Third Outline Level</text:span></text:p>
                      <text:list>
                        <text:list-item>
                          <text:p text:style-name="MP4"><text:span text:style-name="MT9">Fourth Outline Level</text:span></text:p>
                          <text:list>
                            <text:list-item>
                              <text:p text:style-name="MP4"><text:span text:style-name="MT9">Fifth Outline Level</text:span></text:p>
                              <text:list>
                                <text:list-item>
                                  <text:p text:style-name="MP4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1"><text:span text:style-name="MT9">Seventh Outline LevelTextmasterformate durch Klicken bearbeiten</text:span></text:p>
            </text:list-item>
          </text:list>
          <text:list text:style-name="ML9">
            <text:list-item>
              <text:list>
                <text:list-item>
                  <text:p text:style-name="MP12"><text:span text:style-name="MT2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p text:style-name="MP13"><text:span text:style-name="MT10">Drit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1">Vier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5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5" presentation:style-name="Mpr25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6" presentation:style-name="Mpr25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Titel 7" presentation:style-name="Mpr26" draw:text-style-name="MP3" draw:layer="backgroundobjects" svg:width="31.454cm" svg:height="2.699cm" svg:x="1.199cm" svg:y="1.724cm" presentation:class="title" presentation:user-transformed="true">
        <draw:text-box>
          <text:p text:style-name="MP8"><text:span text:style-name="MT7">Click to edit the title text formatTitelmasterformat durch Klicken bearbeiten</text:span></text:p>
        </draw:text-box>
      </draw:frame>
      <presentation:notes style:page-layout-name="PM0">
        <draw:page-thumbnail presentation:style-name="Inhalt_20_2-spaltig-title" draw:layer="backgroundobjects" svg:width="19.79cm" svg:height="11.136cm" svg:x="0.604cm" svg:y="2.257cm" presentation:class="page"/>
        <draw:frame presentation:style-name="Inhalt_20_2-spaltig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halt_20_Freifläche" style:display-name="Inhalt Freifläche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1" presentation:style-name="Mpr29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2" presentation:style-name="Mpr29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3" presentation:style-name="Mpr29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Titel 4" presentation:style-name="Mpr30" draw:text-style-name="MP3" draw:layer="backgroundobjects" svg:width="31.454cm" svg:height="2.699cm" svg:x="1.199cm" svg:y="1.724cm" presentation:class="title" presentation:user-transformed="true">
        <draw:text-box>
          <text:p text:style-name="MP8"><text:span text:style-name="MT7">Click to edit the title text formatTitelmasterformat durch Klicken bearbeiten</text:span></text:p>
        </draw:text-box>
      </draw:frame>
      <draw:frame presentation:style-name="Inhalt_20_Freifläche-outline1" draw:layer="backgroundobjects" svg:width="29.789cm" svg:height="11.048cm" svg:x="1.692cm" svg:y="4.457cm" presentation:class="outline" presentation:placeholder="true">
        <draw:text-box/>
      </draw:frame>
      <presentation:notes style:page-layout-name="PM0">
        <draw:page-thumbnail presentation:style-name="Inhalt_20_Freifläche-title" draw:layer="backgroundobjects" svg:width="19.79cm" svg:height="11.136cm" svg:x="0.604cm" svg:y="2.257cm" presentation:class="page"/>
        <draw:frame presentation:style-name="Inhalt_20_Freifläch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halt_20_Vollbild" style:display-name="Inhalt Vollbild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3" presentation:style-name="Mpr33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4" presentation:style-name="Mpr33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5" presentation:style-name="Mpr33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Bildplatzhalter 9" presentation:style-name="Mpr34" draw:text-style-name="MP3" draw:layer="backgroundobjects" svg:width="31.454cm" svg:height="15.576cm" svg:x="1.199cm" svg:y="1.724cm" presentation:class="outline" presentation:user-transformed="true">
        <draw:text-box>
          <text:list text:style-name="ML6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venth Outline LevelBild durch Klicken auf Symbol hinzufügen</text:span></text:p>
        </draw:text-box>
      </draw:frame>
      <draw:frame presentation:style-name="Inhalt_20_Vollbild-title" draw:layer="backgroundobjects" svg:width="30.466cm" svg:height="3.18cm" svg:x="1.692cm" svg:y="0.76cm" presentation:class="title" presentation:placeholder="true">
        <draw:text-box/>
      </draw:frame>
      <presentation:notes style:page-layout-name="PM0">
        <draw:page-thumbnail presentation:style-name="Inhalt_20_Vollbild-title" draw:layer="backgroundobjects" svg:width="19.79cm" svg:height="11.136cm" svg:x="0.604cm" svg:y="2.257cm" presentation:class="page"/>
        <draw:frame presentation:style-name="Inhalt_20_Vollbild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Kapitelauftakt_20_A" style:display-name="Kapitelauftakt A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3" presentation:style-name="Mpr37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4" presentation:style-name="Mpr37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5" presentation:style-name="Mpr37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Inhaltsplatzhalter 7" presentation:style-name="Mpr38" draw:text-style-name="MP3" draw:layer="backgroundobjects" svg:width="31.454cm" svg:height="12.977cm" svg:x="1.199cm" svg:y="4.348cm" presentation:class="outline" presentation:user-transformed="true">
        <draw:text-box>
          <text:list text:style-name="ML6">
            <text:list-item>
              <text:p text:style-name="MP4"><text:span text:style-name="MT12">Click to edit the outline text format</text:span></text:p>
              <text:list>
                <text:list-item>
                  <text:p text:style-name="MP4"><text:span text:style-name="MT12">Second Outline Level</text:span></text:p>
                  <text:list>
                    <text:list-item>
                      <text:p text:style-name="MP4"><text:span text:style-name="MT12">Third Outline Level</text:span></text:p>
                      <text:list>
                        <text:list-item>
                          <text:p text:style-name="MP4"><text:span text:style-name="MT12">Fourth Outline Level</text:span></text:p>
                          <text:list>
                            <text:list-item>
                              <text:p text:style-name="MP4"><text:span text:style-name="MT12">Fifth Outline Level</text:span></text:p>
                              <text:list>
                                <text:list-item>
                                  <text:p text:style-name="MP4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2">Seventh Outline LevelInhalt und Hintergrundfarbe bearbeiten</text:span></text:p>
        </draw:text-box>
      </draw:frame>
      <draw:frame draw:name="Titel 1" presentation:style-name="Mpr39" draw:text-style-name="MP3" draw:layer="backgroundobjects" svg:width="31.454cm" svg:height="2.699cm" svg:x="1.199cm" svg:y="1.7cm" presentation:class="title" presentation:user-transformed="true">
        <draw:text-box>
          <text:p text:style-name="MP8"><text:span text:style-name="MT6">Click to edit the title text formatTitel und Hintergrundfarbe bearbeiten</text:span></text:p>
        </draw:text-box>
      </draw:frame>
      <presentation:notes style:page-layout-name="PM0">
        <draw:page-thumbnail presentation:style-name="Kapitelauftakt_20_A-title" draw:layer="backgroundobjects" svg:width="19.79cm" svg:height="11.136cm" svg:x="0.604cm" svg:y="2.257cm" presentation:class="page"/>
        <draw:frame presentation:style-name="Kapitelauftakt_20_A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Kapitelauftakt_20_B" style:display-name="Kapitelauftakt B" style:page-layout-name="PM1" draw:style-name="Mdp1">
      <draw:g draw:name="Gruppieren 10">
        <draw:custom-shape draw:name="Rechteck 23" draw:style-name="Mgr3" draw:text-style-name="MP3" draw:layer="layout" svg:width="32.8cm" svg:height="1.309cm" svg:x="0.52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3" draw:text-style-name="MP3" draw:layer="layout" svg:width="0.692cm" svg:height="0.464cm" svg:x="0.529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3" draw:text-style-name="MP3" draw:layer="layout" svg:width="0.692cm" svg:height="0.464cm" svg:x="32.635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4" draw:text-style-name="MP4" draw:layer="layout" svg:width="2.894cm" svg:height="0.472cm" svg:x="1.2cm" svg:y="0.85cm">
          <draw:image xlink:href="Pictures/2000004100001359000003144EC18F1B.wmf" xlink:type="simple" xlink:show="embed" xlink:actuate="onLoad">
            <text:p/>
          </draw:image>
        </draw:frame>
      </draw:g>
      <draw:custom-shape draw:name="Textfeld 15" draw:style-name="Mgr5" draw:text-style-name="MP3" draw:layer="backgroundobjects" svg:width="0.391cm" svg:height="1.3cm" svg:x="31.691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7" draw:style-name="Mgr5" draw:text-style-name="MP3" draw:layer="backgroundobjects" svg:width="0.391cm" svg:height="1.3cm" svg:x="29.005cm" svg:y="17.501cm">
        <text:p text:style-name="MP5"><text:span text:style-name="MT1">|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6" draw:text-style-name="MP3" draw:layer="backgroundobjects" svg:width="15.726cm" svg:height="1.276cm" svg:x="1.2cm" svg:y="17.524cm">
        <text:p text:style-name="MP9"><text:span text:style-name="MT4">Platzhalter Logo/Schriftzug</text:span><text:span text:style-name="MT1"><text:line-break/></text:span><text:span text:style-name="MT1">(Anpassung im Folienmaster: Menü «Ansicht» </text:span><text:span text:style-name="MT5"></text:span><text:span text:style-name="MT1"> «Folienmaster»)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2" draw:text-style-name="MP3" draw:layer="backgroundobjects" svg:width="31.454cm" svg:height="15.601cm" svg:x="1.199cm" svg:y="1.7cm" presentation:class="title" presentation:user-transformed="true">
        <draw:text-box>
          <text:p text:style-name="MP8"><text:span text:style-name="MT3">Click to edit the title text formatTitel und Hintergrundfarbe bearbeiten</text:span></text:p>
        </draw:text-box>
      </draw:frame>
      <draw:frame draw:name="Datumsplatzhalter 2" presentation:style-name="Mpr43" draw:text-style-name="MP7" draw:layer="backgroundobjects" svg:width="0cm" svg:height="0cm" svg:x="0cm" svg:y="0cm" presentation:class="date-time">
        <draw:text-box>
          <text:p text:style-name="MP6"><text:span text:style-name="MT2"><text:date style:data-style-name="D1" text:date-value="2015-02-19">2/19/15</text:date></text:span></text:p>
        </draw:text-box>
      </draw:frame>
      <draw:frame draw:name="Fußzeilenplatzhalter 3" presentation:style-name="Mpr43" draw:text-style-name="MP7" draw:layer="backgroundobjects" svg:width="0cm" svg:height="0cm" svg:x="0cm" svg:y="0cm" presentation:class="footer">
        <draw:text-box>
          <text:p text:style-name="MP6"><text:span text:style-name="MT2">((Vorname Nachname))</text:span></text:p>
        </draw:text-box>
      </draw:frame>
      <draw:frame draw:name="Foliennummernplatzhalter 4" presentation:style-name="Mpr43" draw:text-style-name="MP7" draw:layer="backgroundobjects" svg:width="0cm" svg:height="0cm" svg:x="0cm" svg:y="0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Kapitelauftakt_20_B-outline1" draw:layer="backgroundobjects" svg:width="29.789cm" svg:height="11.048cm" svg:x="1.692cm" svg:y="4.457cm" presentation:class="outline" presentation:placeholder="true">
        <draw:text-box/>
      </draw:frame>
      <presentation:notes style:page-layout-name="PM0">
        <draw:page-thumbnail presentation:style-name="Kapitelauftakt_20_B-title" draw:layer="backgroundobjects" svg:width="19.79cm" svg:height="11.136cm" svg:x="0.604cm" svg:y="2.257cm" presentation:class="page"/>
        <draw:frame presentation:style-name="Kapitelauftakt_20_B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hard Gahr</meta:initial-creator>
    <meta:creation-date>2015-02-19T15:20:11</meta:creation-date>
    <meta:generator>LibreOffice/3.5$Linux_X86_64 LibreOffice_project/350m1$Build-2</meta:generator>
    <dc:date>2015-02-19T15:23:36</dc:date>
    <dc:creator>Bernhard Gahr</dc:creator>
    <meta:editing-duration>P0D</meta:editing-duration>
    <meta:editing-cycles>1</meta:editing-cycles>
    <meta:document-statistic meta:object-count="271"/>
  </office:meta>
</office:document-meta>
</file>